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family="paragraph" style:master-page-name="rststyle-pagedefault" style:name="P1003" style:parent-style-name="rststyle-textbody"/>
  </office:automatic-styles>
  <office:body>
    <office:text><text:p text:style-name="P1003"><text:span text:style-name="rststyle-strong">title</text:span></text:p>title<text:p text:style-name="rststyle-blockindent">Resume: Wes Turner</text:p><text:p text:style-name="rststyle-textbody"><text:span text:style-name="rststyle-strong">author</text:span></text:p>author<text:p text:style-name="rststyle-blockindent">Wes Turner &lt;<text:a xlink:href="mailto:wes.turner@gmail.com" xlink:type="simple">wes.turner@gmail.com</text:a>&gt;</text:p><text:p text:style-name="rststyle-textbody"><text:span text:style-name="rststyle-strong">copyright</text:span></text:p>copyright<text:p text:style-name="rststyle-blockindent">Copyright © 2016, All Rights Reserved</text:p><text:section text:name="Section1" text:style-name="Sect1"><text:h text:outline-level="1" text:style-name="rststyle-heading1"><text:reference-mark text:name="id1"/><text:a xlink:href="https://westurner.org/pages/resume.html" xlink:type="simple">Resume</text:a></text:h><text:section text:name="Section2" text:style-name="Sect2"><text:h text:outline-level="2" text:style-name="rststyle-heading2"><text:reference-mark text:name="resume"/><text:reference-mark text:name="summary"/>Summary</text:h><text:p text:style-name="rststyle-textbody"><text:span text:style-name="rststyle-strong">Systems Engineer</text:span></text:p><text:p text:style-name="rststyle-textbody"><text:span text:style-name="rststyle-strong">Objective</text:span>: Develop and contribute my skills and experience to
achieve organizational mission objectives</text:p><text:p text:style-name="rststyle-textbody"><text:span text:style-name="rststyle-emphasis">What do I want to do?</text:span></text:p><text:list text:style-name="rststyle-bulletlist"><text:list-item><text:p text:style-name="rststyle-bulletitem">Collaborate with a <text:span text:style-name="rststyle-strong">team</text:span> of bright, motivated individuals</text:p></text:list-item><text:list-item><text:p text:style-name="rststyle-bulletitem"><text:span text:style-name="rststyle-strong">Learn</text:span> with agile, iterative, continuous integration and deployment</text:p></text:list-item><text:list-item><text:p text:style-name="rststyle-bulletitem">Develop <text:span text:style-name="rststyle-strong">applications</text:span>, <text:span text:style-name="rststyle-strong">distributed systems</text:span>, and <text:span text:style-name="rststyle-strong">portfolios</text:span></text:p></text:list-item><text:list-item><text:p text:style-name="rststyle-bulletitem">Secure web applications</text:p></text:list-item><text:list-item><text:p text:style-name="rststyle-bulletitem"><text:span text:style-name="rststyle-strong">Build</text:span> secure distributed systems</text:p></text:list-item><text:list-item><text:p text:style-name="rststyle-bulletitem"><text:span text:style-name="rststyle-strong">Create</text:span> beautiful interfaces</text:p></text:list-item></text:list><text:p text:style-name="rststyle-textbody">Experience:</text:p><text:list text:style-name="rststyle-bulletlist"><text:list-item><text:p text:style-name="rststyle-bulletitem">Independent web design and development entrepreneur</text:p></text:list-item><text:list-item><text:p text:style-name="rststyle-bulletitem">Objective focused organizations</text:p></text:list-item><text:list-item><text:p text:style-name="rststyle-bulletitem">Web applications / systems developer for university security organization</text:p></text:list-item><text:list-item><text:p text:style-name="rststyle-bulletitem">Web applications / systems developer for hospital</text:p></text:list-item><text:list-item><text:p text:style-name="rststyle-bulletitem">10+ years Linux</text:p></text:list-item><text:list-item><text:p text:style-name="rststyle-bulletitem">5+ years Python</text:p></text:list-item></text:list></text:section><text:section text:name="Section3" text:style-name="Sect2"><text:h text:outline-level="2" text:style-name="rststyle-heading2"><text:reference-mark text:name="employment"/>Employment</text:h><text:section text:name="Section4" text:style-name="Sect3"><text:h text:outline-level="3" text:style-name="rststyle-heading3"><text:reference-mark text:name="programmer-analyst-i-unmc"/>2009-2010: Programmer Analyst I @ UNMC</text:h><text:p text:style-name="rststyle-lineblock1">Section of Cardiology</text:p><text:p text:style-name="rststyle-lineblock1">Knowledge Engineering Group (KEG)</text:p><text:p text:style-name="rststyle-lineblock1">University of Nebraska Medical Center (UNMC)</text:p><text:p text:style-name="rststyle-lineblock1">Initially contacted by and contracted through Kelly IT Resources</text:p><text:p text:style-name="rststyle-lineblock1">Omaha, Nebraska, USA</text:p><text:p text:style-name="rststyle-lineblock1">Feb 2009 - Oct 2010</text:p><text:p text:style-name="rststyle-lineblock1"><text:a xlink:href="http://unmc.edu/" xlink:type="simple">http://unmc.edu/</text:a></text:p><text:p text:style-name="rststyle-textbody">Supported <text:a xlink:href="https://en.wikipedia.org/wiki/University_of_Nebraska_Medical_Center" xlink:type="simple">UNMC</text:a>
and <text:a xlink:href="https://en.wikipedia.org/wiki/Nebraska_Medical_Center" xlink:type="simple">NMC</text:a>
Doctors, Nurses, and Patients</text:p><text:p text:style-name="rststyle-textbody"><text:reference-mark text:name="unmc"/><text:reference-mark text:name="nmc"/>Overhauled a Python web app used for filing and printing medical orders</text:p><text:list text:style-name="rststyle-bulletlist"><text:list-item><text:p text:style-name="rststyle-bulletitem">Scoped, designed, coded, tested, and documented iterative releases</text:p></text:list-item><text:list-item><text:p text:style-name="rststyle-bulletitem">Managed release and deployment to dev/test/prod architecture</text:p></text:list-item><text:list-item><text:p text:style-name="rststyle-bulletitem">Instrumented and optimized for security, stability, and performance</text:p></text:list-item><text:list-item><text:p text:style-name="rststyle-bulletitem">Supported application troubleshooting and maintenance</text:p></text:list-item></text:list><text:p text:style-name="rststyle-textbody">Increased productivity by shortening stakeholder and DevOps feedback loops</text:p><text:list text:style-name="rststyle-bulletlist"><text:list-item><text:p text:style-name="rststyle-bulletitem">Introduced XP, Scrum, Trac, Agilo, Mercurial, Test-driven Development, Nose</text:p></text:list-item><text:list-item><text:p text:style-name="rststyle-bulletitem">Added an in-application feedback form</text:p></text:list-item><text:list-item><text:p text:style-name="rststyle-bulletitem">Wrote user stories and functional/unit tests for new and existing specs</text:p></text:list-item><text:list-item><text:p text:style-name="rststyle-bulletitem">Designed, tested, developed, and implemented prioritized user stories</text:p></text:list-item><text:list-item><text:p text:style-name="rststyle-bulletitem">Introduced Continuous Integration; Hudson, Shell Scripting</text:p></text:list-item></text:list><text:p text:style-name="rststyle-textbody">Trained team members</text:p><text:list text:style-name="rststyle-bulletlist"><text:list-item><text:p text:style-name="rststyle-bulletitem">Refactored out of Zope towards WSGI and what is now Pyramid</text:p></text:list-item><text:list-item><text:p text:style-name="rststyle-bulletitem">Introduced JSON API and cross-browser compatible JavaScript framework</text:p></text:list-item><text:list-item><text:p text:style-name="rststyle-bulletitem">Identified and mitigated CWEs to reduce surface</text:p></text:list-item><text:list-item><text:p text:style-name="rststyle-bulletitem">Consolidated into a single-page-application</text:p></text:list-item><text:list-item><text:p text:style-name="rststyle-bulletitem">Extended and refactored interface; YUI GUI</text:p></text:list-item><text:list-item><text:p text:style-name="rststyle-bulletitem">Created command line utility to simplify application management</text:p></text:list-item><text:list-item><text:p text:style-name="rststyle-bulletitem">Added docstrings with parameter and return value specs; ReStructuredText</text:p></text:list-item><text:list-item><text:p text:style-name="rststyle-bulletitem">Drafted narrative systems documentation; ReStructuredText, Sphinx</text:p></text:list-item></text:list><text:p text:style-name="rststyle-textbody">Standardized data model</text:p><text:list text:style-name="rststyle-bulletlist"><text:list-item><text:p text:style-name="rststyle-bulletitem">Extracted, mapped, and migrated MySQL / document object schema; SQLAlchemy</text:p></text:list-item><text:list-item><text:p text:style-name="rststyle-bulletitem">Implemented transactions for consistency and referential integrity</text:p></text:list-item><text:list-item><text:p text:style-name="rststyle-bulletitem">Implemented an integrated task queue; Celery, AMQP</text:p></text:list-item><text:list-item><text:p text:style-name="rststyle-bulletitem">Wrote online and offline MySQL reports</text:p></text:list-item></text:list><text:p text:style-name="rststyle-textbody">Semantic web</text:p><text:list text:style-name="rststyle-bulletlist"><text:list-item><text:p text:style-name="rststyle-bulletitem">Prototyped RDFa templates; Jinja2 block recursion</text:p></text:list-item><text:list-item><text:p text:style-name="rststyle-bulletitem">Developed an OWL-DL ontology based on DOAP, FOAF, and RDFS to describe
a systems component graph and metadata; Sesame, Redland, Protégé, Pellet,
Turtle (TriG)</text:p></text:list-item><text:list-item><text:p text:style-name="rststyle-bulletitem">Created tool to generate documentation reports from SPARQL queries
of a component graph; RDFLib, FuXi, ReStructuredText</text:p></text:list-item></text:list><text:p text:style-name="rststyle-textbody">End of cycle resignation</text:p><text:list text:style-name="rststyle-bulletlist"><text:list-item><text:p text:style-name="rststyle-bulletitem">Hospital will be very satisfied with integrated Epic/MUMPS adoption</text:p></text:list-item><text:list-item><text:p text:style-name="rststyle-bulletitem">Amicably resigned October 2010</text:p></text:list-item></text:list></text:section><text:section text:name="Section5" text:style-name="Sect3"><text:h text:outline-level="3" text:style-name="rststyle-heading3"><text:reference-mark text:name="web-developer-un-nucia"/>2007-2008: Web Developer @ UN NUCIA</text:h><text:p text:style-name="rststyle-lineblock1">Nebraska University Consortium for Information Assurance (NUCIA)</text:p><text:p text:style-name="rststyle-lineblock1">Nebraska University Center for Information Assurance (NUCIA)</text:p><text:p text:style-name="rststyle-lineblock1">University of Nebraska at Omaha (UNO, UNOmaha)</text:p><text:p text:style-name="rststyle-lineblock1">Peter Kiewit Institute (PKI)</text:p><text:p text:style-name="rststyle-lineblock1">Omaha, Nebraska, USA</text:p><text:p text:style-name="rststyle-lineblock1">January 2007 - March 2008</text:p><text:p text:style-name="rststyle-textbody">Python Web Developer</text:p><text:list text:style-name="rststyle-bulletlist"><text:list-item><text:p text:style-name="rststyle-bulletitem">Scratched, forked, and extended another Content Management System</text:p></text:list-item><text:list-item><text:p text:style-name="rststyle-bulletitem">Collaborated with graphic designer</text:p></text:list-item><text:list-item><text:p text:style-name="rststyle-bulletitem">Designed and developed events calendar app</text:p><text:list text:style-name="rststyle-bulletlist"><text:list-item><text:p text:style-name="rststyle-bulletitem">Created hCalendar microformat templates</text:p></text:list-item><text:list-item><text:p text:style-name="rststyle-bulletitem">Wrote iCal download views</text:p></text:list-item><text:list-item><text:p text:style-name="rststyle-bulletitem">Integrated Simile Timeline widget</text:p></text:list-item></text:list></text:list-item><text:list-item><text:p text:style-name="rststyle-bulletitem">Extended MediaWiki syntax parser with JavaScript AJAX XHR</text:p></text:list-item><text:list-item><text:p text:style-name="rststyle-bulletitem">Learned about web application and OS security</text:p></text:list-item><text:list-item><text:p text:style-name="rststyle-bulletitem">Python: Django 0.97-1.0, Plone</text:p></text:list-item><text:list-item><text:p text:style-name="rststyle-bulletitem">JavaScript: jQuery, Dojo</text:p></text:list-item><text:list-item><text:p text:style-name="rststyle-bulletitem">MySQL, PostgreSQL</text:p></text:list-item></text:list><text:p text:style-name="rststyle-textbody">Systems Infrastructure Management</text:p><text:list text:style-name="rststyle-bulletlist"><text:list-item><text:p text:style-name="rststyle-bulletitem">Intrapreneured "NUCIA Web Services" web systems acronym moniker</text:p></text:list-item><text:list-item><text:p text:style-name="rststyle-bulletitem">Partitioned and virtualized a series of intranet applications</text:p></text:list-item><text:list-item><text:p text:style-name="rststyle-bulletitem">Contributed platform to Vulnerability Discovery course</text:p></text:list-item></text:list></text:section><text:section text:name="Section6" text:style-name="Sect3"><text:h text:outline-level="3" text:style-name="rststyle-heading3"><text:reference-mark text:name="systems-developer-d-line-marketing"/>2005-2006: Systems Developer @ D-Line Marketing</text:h><text:p text:style-name="rststyle-lineblock1">Internet Marketing Firm</text:p><text:p text:style-name="rststyle-lineblock1">V Internet Enterprises after reorganization</text:p><text:p text:style-name="rststyle-lineblock1">Ballwin, Missouri, USA</text:p><text:p text:style-name="rststyle-lineblock1">October 2005 - June 2006</text:p><text:p text:style-name="rststyle-textbody">Systems Developer</text:p><text:list text:style-name="rststyle-bulletlist"><text:list-item><text:p text:style-name="rststyle-bulletitem">Prototyped video chat subscription logic; Java, Javascript, PHP</text:p></text:list-item><text:list-item><text:p text:style-name="rststyle-bulletitem">Maintained VPN link to work remotely from school</text:p></text:list-item><text:list-item><text:p text:style-name="rststyle-bulletitem">Tested various streaming services: Darwin Streaming Server, FMS, Red5</text:p></text:list-item></text:list></text:section><text:section text:name="Section7" text:style-name="Sect3"><text:h text:outline-level="3" text:style-name="rststyle-heading3"><text:reference-mark text:name="dietary-aid-autumn-view-gardens"/>2004-2004: Dietary Aid @ Autumn View Gardens</text:h><text:p text:style-name="rststyle-lineblock1">Assisted Living Center</text:p><text:p text:style-name="rststyle-lineblock1">Bethesda Healthcare</text:p><text:p text:style-name="rststyle-lineblock1">Ballwin, Missouri, USA</text:p><text:p text:style-name="rststyle-lineblock1">May 2004 - December 2004</text:p><text:p text:style-name="rststyle-textbody">Dietary Aid</text:p><text:list text:style-name="rststyle-bulletlist"><text:list-item><text:p text:style-name="rststyle-bulletitem">Took order for and served residents and guests</text:p></text:list-item><text:list-item><text:p text:style-name="rststyle-bulletitem">Served 6am breakfast, lunch, and 5 course dinners</text:p></text:list-item><text:list-item><text:p text:style-name="rststyle-bulletitem">Served occasionally disgruntled residents with a smile</text:p></text:list-item><text:list-item><text:p text:style-name="rststyle-bulletitem">Learned the true meaning of Service</text:p></text:list-item><text:list-item><text:p text:style-name="rststyle-bulletitem">Resigned due to early HS graduation</text:p></text:list-item></text:list></text:section><text:section text:name="Section8" text:style-name="Sect3"><text:h text:outline-level="3" text:style-name="rststyle-heading3"><text:reference-mark text:name="systems-v-internet-enterprises"/>2003-2004: Systems @ V Internet Enterprises</text:h><text:p text:style-name="rststyle-lineblock1">Internet Marketing Firm</text:p><text:p text:style-name="rststyle-lineblock1">Ballwin, Missouri, USA</text:p><text:p text:style-name="rststyle-lineblock1">May 2003 - October 2004</text:p><text:p text:style-name="rststyle-textbody">Systems Administrator / Systems Programmer</text:p><text:list text:style-name="rststyle-bulletlist"><text:list-item><text:p text:style-name="rststyle-bulletitem">Supported day-to-day operations; RedHat Linux, DNS, Network Troubleshooting</text:p></text:list-item><text:list-item><text:p text:style-name="rststyle-bulletitem">Developed affiliate conversion tracking system; PHP, MySQL</text:p></text:list-item><text:list-item><text:p text:style-name="rststyle-bulletitem">Various automation tools: VB6, VB.net, SOAP, and XML-RPC</text:p></text:list-item></text:list></text:section><text:section text:name="Section9" text:style-name="Sect3"><text:h text:outline-level="3" text:style-name="rststyle-heading3"><text:reference-mark text:name="independent-web-consultant"/>2002-2007: Independent Web Consultant</text:h><text:p text:style-name="rststyle-lineblock1">Small Business Consulting</text:p><text:p text:style-name="rststyle-lineblock1">West County; St. Louis, Missouri, USA</text:p><text:list text:style-name="rststyle-bulletlist"><text:list-item><text:p text:style-name="rststyle-bulletitem">Desktop Support</text:p></text:list-item><text:list-item><text:p text:style-name="rststyle-bulletitem">Web Design and Development</text:p></text:list-item><text:list-item><text:p text:style-name="rststyle-bulletitem">LAMP CMS Hosting, Configuration, Templating</text:p></text:list-item><text:list-item><text:p text:style-name="rststyle-bulletitem">Custom Web Application Development: Web Frameworks</text:p></text:list-item></text:list><text:p text:style-name="rststyle-textbody">Clients:</text:p><text:list text:style-name="rststyle-bulletlist"><text:list-item><text:p text:style-name="rststyle-bulletitem">2002: East Coast Pizza</text:p></text:list-item><text:list-item><text:p text:style-name="rststyle-bulletitem">2003: Gifts St. Louis</text:p></text:list-item><text:list-item><text:p text:style-name="rststyle-bulletitem">2003: LHS Wrestling</text:p></text:list-item><text:list-item><text:p text:style-name="rststyle-bulletitem">2004: Soda Jerks</text:p></text:list-item><text:list-item><text:p text:style-name="rststyle-bulletitem">2006-07: Superior Pro Painting; PHP, MODx, Python, Django</text:p></text:list-item></text:list></text:section><text:section text:name="Section10" text:style-name="Sect3"><text:h text:outline-level="3" text:style-name="rststyle-heading3"><text:reference-mark text:name="construction-assistant-east-coast-pizza"/>2002-2003: Construction Assistant @ East Coast Pizza</text:h><text:p text:style-name="rststyle-lineblock1">Family-owned Pizza and Pasta place with Calzones and Strombolis</text:p><text:p text:style-name="rststyle-lineblock1">Now Under New Management</text:p><text:p text:style-name="rststyle-lineblock1">Chesterfield, MO, USA</text:p><text:p text:style-name="rststyle-lineblock1">May 2002 - May 2003</text:p><text:list text:style-name="rststyle-bulletlist"><text:list-item><text:p text:style-name="rststyle-bulletitem">Construction Assistant: Oven-brick carrier and arranger, Tiler, Sweeper</text:p></text:list-item><text:list-item><text:p text:style-name="rststyle-bulletitem">Cat-5 terminator</text:p></text:list-item><text:list-item><text:p text:style-name="rststyle-bulletitem">Web Designer</text:p></text:list-item><text:list-item><text:p text:style-name="rststyle-bulletitem">Web Developer</text:p></text:list-item></text:list></text:section><text:section text:name="Section11" text:style-name="Sect3"><text:h text:outline-level="3" text:style-name="rststyle-heading3"><text:reference-mark text:name="windows-3-1-support"/>1996: Windows 3.1 Support</text:h><text:p text:style-name="rststyle-lineblock1">West Omaha, NE, USA</text:p><text:list text:style-name="rststyle-bulletlist"><text:list-item><text:p text:style-name="rststyle-bulletitem">Helped neighbors fix their Windows 3.1 desktop QuickBooks installation</text:p></text:list-item><text:list-item><text:p text:style-name="rststyle-bulletitem">QBasic, Dr. Sbaitso</text:p></text:list-item></text:list></text:section></text:section><text:section text:name="Section12" text:style-name="Sect2"><text:h text:outline-level="2" text:style-name="rststyle-heading2"><text:reference-mark text:name="education"/>Education</text:h><text:section text:name="Section13" text:style-name="Sect3"><text:h text:outline-level="3" text:style-name="rststyle-heading3"><text:reference-mark text:name="omaha-ne-usa-st-louis-mo-usa"/>Omaha, NE, USA; St Louis, MO, USA</text:h><text:list text:style-name="rststyle-bulletlist"><text:list-item><text:p text:style-name="rststyle-bulletitem">Night Owl</text:p></text:list-item><text:list-item><text:p text:style-name="rststyle-bulletitem">RPMs on 3.5" diskettes, Corel Linux, BeOS</text:p></text:list-item><text:list-item><text:p text:style-name="rststyle-bulletitem"><text:span text:style-name="rststyle-emphasis">Gifted</text:span> programs, summer classes, work-school program; graduated early</text:p></text:list-item><text:list-item><text:p text:style-name="rststyle-bulletitem">Forensics: Policy Debate, Extemporaneous Speaking</text:p></text:list-item><text:list-item><text:p text:style-name="rststyle-bulletitem">AP Computer Science B, AP Statistics 4</text:p></text:list-item><text:list-item><text:p text:style-name="rststyle-bulletitem">QBasic, HTML, C++ for Dummies, PHP, IDLE, VB6, Java, VB.net, Ruby, Python</text:p></text:list-item></text:list></text:section><text:section text:name="Section14" text:style-name="Sect3"><text:h text:outline-level="3" text:style-name="rststyle-heading3"><text:reference-mark text:name="unomaha"/>2007-2010: UNOmaha</text:h><text:p text:style-name="rststyle-lineblock1">University of Nebraska-Omaha</text:p><text:p text:style-name="rststyle-lineblock1">BSc Management Information Systems (MIS)</text:p><text:list text:style-name="rststyle-bulletlist"><text:list-item><text:p text:style-name="rststyle-bulletitem"><text:reference-ref text:ref-name="uno-misso-president" text:reference-format="text"/>MISSO: President</text:p></text:list-item><text:list-item><text:p text:style-name="rststyle-bulletitem"><text:reference-ref text:ref-name="ais-student-chapters-representative" text:reference-format="text"/>AISSC: Student Representative</text:p></text:list-item><text:list-item><text:p text:style-name="rststyle-bulletitem"><text:reference-ref text:ref-name="id2" text:reference-format="text"/>Nebraska Humane Society Nonprofit Consulting</text:p></text:list-item><text:list-item><text:p text:style-name="rststyle-bulletitem">Learned through collaboration by collaborating to publish
Principles of Collaboration, Second Edition</text:p></text:list-item><text:list-item><text:p text:style-name="rststyle-bulletitem">Intro C++, Perl, Oracle SQL, Systems Analysis, Distributed Systems</text:p></text:list-item><text:list-item><text:p text:style-name="rststyle-bulletitem">Outstanding Technical Writing course remaining</text:p></text:list-item></text:list></text:section><text:section text:name="Section15" text:style-name="Sect3"><text:h text:outline-level="3" text:style-name="rststyle-heading3"><text:reference-mark text:name="misso-president"/><text:reference-mark text:name="aissc-student-representative"/><text:reference-mark text:name="nebraska-humane-society-nonprofit-consulting"/><text:reference-mark text:name="online-learning"/>2010-2014: Online Learning</text:h><text:p text:style-name="rststyle-textbody">Research Topics</text:p><text:list text:style-name="rststyle-bulletlist"><text:list-item><text:p text:style-name="rststyle-bulletitem">DevOps: SaltStack, Puppet, Cobbler, OpenStack</text:p></text:list-item><text:list-item><text:p text:style-name="rststyle-bulletitem">Graph Theory: wrote a better fdupes with NetworkX</text:p></text:list-item><text:list-item><text:p text:style-name="rststyle-bulletitem">Big Data: MapReduce, Pregel, Hadoop, Cloudera</text:p></text:list-item><text:list-item><text:p text:style-name="rststyle-bulletitem">Linked Data: Triplestore CAP, Federation</text:p></text:list-item><text:list-item><text:p text:style-name="rststyle-bulletitem">Go, Rust, Scala, Haskell</text:p></text:list-item><text:list-item><text:p text:style-name="rststyle-bulletitem">Bioinformatics: <text:a xlink:href="http://rosalind.info/users/westurner/" xlink:type="simple">http://rosalind.info/users/westurner/</text:a></text:p></text:list-item></text:list><text:p text:style-name="rststyle-textbody">Courses</text:p><text:list text:style-name="rststyle-bulletlist"><text:list-item><text:p text:style-name="rststyle-bulletitem"><text:a xlink:href="http://class-central.com" xlink:type="simple">http://class-central.com</text:a></text:p></text:list-item><text:list-item><text:p text:style-name="rststyle-bulletitem"><text:a xlink:href="https://www.khanacademy.org/profile/westurner1" xlink:type="simple">https://www.khanacademy.org/profile/westurner1</text:a></text:p></text:list-item><text:list-item><text:p text:style-name="rststyle-bulletitem"><text:a xlink:href="https://www.coursera.org/course/introfinance" xlink:type="simple">Introduction to Finance</text:a></text:p></text:list-item><text:list-item><text:p text:style-name="rststyle-bulletitem"><text:reference-mark text:name="introduction-to-finance"/><text:a xlink:href="https://www.coursera.org/course/ml" xlink:type="simple">Machine Learning</text:a></text:p></text:list-item><text:list-item><text:p text:style-name="rststyle-bulletitem"><text:reference-mark text:name="machine-learning"/><text:a xlink:href="https://webaccessibility.withgoogle.com/course" xlink:type="simple">Introduction to Web Accessibility</text:a></text:p></text:list-item></text:list></text:section></text:section><text:section text:name="Section16" text:style-name="Sect2"><text:h text:outline-level="2" text:style-name="rststyle-heading2"><text:reference-mark text:name="introduction-to-web-accessibility"/><text:reference-mark text:name="projects"/>Projects</text:h><text:p text:style-name="rststyle-textbody">See: <text:a xlink:href="https://westurner.org/wiki/projects" xlink:type="simple">https://westurner.org/wiki/projects</text:a></text:p><text:section text:name="Section17" text:style-name="Sect3"><text:h text:outline-level="3" text:style-name="rststyle-heading3"><text:reference-mark text:name="presense"/>2007: Presense</text:h><text:p text:style-name="rststyle-lineblock1">Social Media Aggregation Concept &amp; Gaussian Chart Generator</text:p><text:p text:style-name="rststyle-lineblock1">UNOmaha: Graphical User Interface Design</text:p><text:p text:style-name="rststyle-lineblock1">Team of three</text:p><text:p text:style-name="rststyle-lineblock1">Responsible for concept, design, coding; presentation lead</text:p><text:list text:style-name="rststyle-bulletlist"><text:list-item><text:p text:style-name="rststyle-bulletitem">Google Charts API</text:p></text:list-item><text:list-item><text:p text:style-name="rststyle-bulletitem">Prior to Task Queues</text:p></text:list-item><text:list-item><text:p text:style-name="rststyle-bulletitem">BeautifulSoup</text:p></text:list-item><text:list-item><text:p text:style-name="rststyle-bulletitem">Python, JavaScript, CSS, XHTML</text:p></text:list-item><text:list-item><text:p text:style-name="rststyle-bulletitem">Django, jQuery, jQote, YUI CSS Templates</text:p></text:list-item><text:list-item><text:p text:style-name="rststyle-bulletitem">Google AppEngine: Python</text:p></text:list-item></text:list></text:section><text:section text:name="Section18" text:style-name="Sect3"><text:h text:outline-level="3" text:style-name="rststyle-heading3"><text:reference-mark text:name="eagle-financial-life-insurance-quotes"/>2007: Eagle Financial Life Insurance Quotes</text:h><text:p text:style-name="rststyle-lineblock1">Insurance Quote Models, Views, and Templates</text:p><text:p text:style-name="rststyle-lineblock1">UNOmaha: Distributed Systems</text:p><text:p text:style-name="rststyle-lineblock1">Team of four</text:p><text:p text:style-name="rststyle-lineblock1">Responsible for design, coding; presentation lead</text:p><text:p text:style-name="rststyle-lineblock1">Src: <text:a xlink:href="https://bitbucket.org/westurner/eaglefin" xlink:type="simple">https://bitbucket.org/westurner/eaglefin</text:a></text:p><text:list text:style-name="rststyle-bulletlist"><text:list-item><text:p text:style-name="rststyle-bulletitem">Python, JavaScript, CSS, XHTML</text:p></text:list-item><text:list-item><text:p text:style-name="rststyle-bulletitem">Django, 960.gs</text:p></text:list-item><text:list-item><text:p text:style-name="rststyle-bulletitem">Google AppEngine: Python</text:p></text:list-item></text:list></text:section><text:section text:name="Section19" text:style-name="Sect3"><text:h text:outline-level="3" text:style-name="rststyle-heading3"><text:reference-mark text:name="id2"/>2009: Nebraska Humane Society Nonprofit Consulting</text:h><text:p text:style-name="rststyle-lineblock1">Social Web Team</text:p><text:p text:style-name="rststyle-lineblock1">Social Media Consulting Recommendations Report</text:p><text:p text:style-name="rststyle-lineblock1">Adoption Listings Crawler &amp; Website Prototype</text:p><text:p text:style-name="rststyle-lineblock1">UNOmaha: Special Topics Consulting</text:p><text:p text:style-name="rststyle-lineblock1">Merged teams of six and then ten</text:p><text:p text:style-name="rststyle-lineblock1">Responsible for concept, design, coding; presentation lead</text:p><text:p text:style-name="rststyle-lineblock1">Web: <text:a xlink:href="https://nhs-adoptions.appspot.com" xlink:type="simple">https://nhs-adoptions.appspot.com</text:a></text:p><text:p text:style-name="rststyle-lineblock1">Src: <text:a xlink:href="https://bitbucket.org/westurner/nhs-social-web" xlink:type="simple">https://bitbucket.org/westurner/nhs-social-web</text:a></text:p><text:list text:style-name="rststyle-bulletlist"><text:list-item><text:p text:style-name="rststyle-bulletitem">Created collaboration plan: Team Site, Mailing List; Google Sites and Groups</text:p></text:list-item><text:list-item><text:p text:style-name="rststyle-bulletitem">Researched strategies and metrics for maximizing social media goodwill</text:p></text:list-item><text:list-item><text:p text:style-name="rststyle-bulletitem">Developed adoption listings harvester and static page templates</text:p></text:list-item><text:list-item><text:p text:style-name="rststyle-bulletitem">Google AppEngine: Python (before the introduction of Blobstore)</text:p></text:list-item><text:list-item><text:p text:style-name="rststyle-bulletitem">Task Queues, JSONP API</text:p></text:list-item><text:list-item><text:p text:style-name="rststyle-bulletitem">Python, Django, JavaScript, jQuery, CSS, 960.gs, XHTML</text:p></text:list-item></text:list></text:section><text:section text:name="Section20" text:style-name="Sect3"><text:h text:outline-level="3" text:style-name="rststyle-heading3"><text:reference-mark text:name="tiger-solutions-web-based-course-management-system"/>2009: Tiger Solutions Web Based Course Management System</text:h><text:p text:style-name="rststyle-lineblock1">Django app for Listing Available Courses and Scheduling Course Requests</text:p><text:p text:style-name="rststyle-lineblock1">UNO: Systems Analysis &amp; Design / Systems Design &amp; Implementation</text:p><text:p text:style-name="rststyle-lineblock1">Team of four</text:p><text:p text:style-name="rststyle-lineblock1">Responsible for design, coding, and presentation</text:p><text:p text:style-name="rststyle-lineblock1">Src: <text:a xlink:href="http://code.google.com/p/wbcms" xlink:type="simple">http://code.google.com/p/wbcms</text:a></text:p><text:p text:style-name="rststyle-lineblock1">Src: <text:a xlink:href="https://bitbucket.org/westurner/wbcms" xlink:type="simple">https://bitbucket.org/westurner/wbcms</text:a></text:p><text:list text:style-name="rststyle-bulletlist"><text:list-item><text:p text:style-name="rststyle-bulletitem">Python, JavaScript, CSS, XHTML</text:p></text:list-item><text:list-item><text:p text:style-name="rststyle-bulletitem">Django, YUI Layouts</text:p></text:list-item><text:list-item><text:p text:style-name="rststyle-bulletitem">MySQL, SQL Server ODBC</text:p></text:list-item><text:list-item><text:p text:style-name="rststyle-bulletitem">SVN</text:p></text:list-item><text:list-item><text:p text:style-name="rststyle-bulletitem">Theory X but really Theory Y</text:p></text:list-item></text:list></text:section><text:section text:name="Section21" text:style-name="Sect3"><text:h text:outline-level="3" text:style-name="rststyle-heading3"><text:reference-mark text:name="uno-misso-president"/>2009-2010: UNO MISSO President</text:h><text:p text:style-name="rststyle-lineblock1"><text:a xlink:href="http://www.isqa.unomaha.edu/misso.htm" xlink:type="simple">UNO Management Information Systems Student Organization</text:a></text:p><text:list text:style-name="rststyle-bulletlist"><text:list-item><text:p text:style-name="rststyle-bulletitem"><text:reference-mark text:name="uno-management-information-systems-student-organization"/>Hosted monthly industry speakers</text:p></text:list-item><text:list-item><text:p text:style-name="rststyle-bulletitem">Developed an approach for social media</text:p></text:list-item><text:list-item><text:p text:style-name="rststyle-bulletitem">Created <text:a xlink:href="https://www.facebook.com/UNO.MISSO" xlink:type="simple">facebook.com/UNO.MISSO</text:a></text:p></text:list-item></text:list></text:section><text:section text:name="Section22" text:style-name="Sect3"><text:h text:outline-level="3" text:style-name="rststyle-heading3"><text:reference-mark text:name="facebook-com-uno-misso"/><text:reference-mark text:name="ais-student-chapters-representative"/>2009-2010: AIS Student Chapters Representative</text:h><text:p text:style-name="rststyle-lineblock1"><text:a xlink:href="http://sc.aisnet.org/" xlink:type="simple">Association for Information Systems Student Chapters</text:a></text:p><text:list text:style-name="rststyle-bulletlist"><text:list-item><text:p text:style-name="rststyle-bulletitem"><text:reference-mark text:name="association-for-information-systems-student-chapters"/>Worked with AIS Student Chapter Presidents to found AISSC</text:p></text:list-item><text:list-item><text:p text:style-name="rststyle-bulletitem">Created <text:a xlink:href="https://www.facebook.com/AISSC" xlink:type="simple">facebook.com/AISSC</text:a> and
<text:a xlink:href="htps://twitter.com/AISSC" xlink:type="simple">twitter.com/AISSC</text:a></text:p></text:list-item><text:list-item><text:p text:style-name="rststyle-bulletitem"><text:reference-mark text:name="facebook-com-aissc"/><text:reference-mark text:name="twitter-com-aissc"/>2010 AIS Student Chapters Outstanding Communications Award</text:p></text:list-item></text:list></text:section><text:section text:name="Section23" text:style-name="Sect3"><text:h text:outline-level="3" text:style-name="rststyle-heading3"><text:reference-mark text:name="help-haiti-project"/>2010: Help Haiti Project</text:h><text:p text:style-name="rststyle-lineblock1">WordPress Instance for Haiti Earthquake Awareness</text:p><text:p text:style-name="rststyle-lineblock1">UNOmaha: Managing in the Digital World</text:p><text:p text:style-name="rststyle-lineblock1">Three geo-distributed teams of four to five</text:p><text:p text:style-name="rststyle-lineblock1">Src: <text:a xlink:href="http://code.google.com/p/helphaitiproject" xlink:type="simple">http://code.google.com/p/helphaitiproject</text:a></text:p><text:p text:style-name="rststyle-textbody">Responsible for project management</text:p><text:list text:style-name="rststyle-bulletlist"><text:list-item><text:p text:style-name="rststyle-bulletitem">Something like Theory Y</text:p></text:list-item><text:list-item><text:p text:style-name="rststyle-bulletitem">User Stories as Tickets</text:p></text:list-item><text:list-item><text:p text:style-name="rststyle-bulletitem">WordPress, Extensions</text:p></text:list-item></text:list></text:section><text:section text:name="Section24" text:style-name="Sect3"><text:h text:outline-level="3" text:style-name="rststyle-heading3"><text:reference-mark text:name="workhours"/>2010: Workhours</text:h><text:p text:style-name="rststyle-lineblock1">Personal project accounting and log processing tool</text:p><text:list text:style-name="rststyle-bulletlist"><text:list-item><text:p text:style-name="rststyle-bulletitem">Events (bookmarks, log entries, mtimes) to tuples to [SQL]</text:p></text:list-item><text:list-item><text:p text:style-name="rststyle-bulletitem">Infinite-scrolling tables</text:p></text:list-item><text:list-item><text:p text:style-name="rststyle-bulletitem">Pyramid, SQLAlchemy, Pyramid Restler REST API, DataTables</text:p></text:list-item></text:list></text:section><text:section text:name="Section25" text:style-name="Sect3"><text:h text:outline-level="3" text:style-name="rststyle-heading3"><text:reference-mark text:name="cloud-provisioning-research"/>2010: Cloud Provisioning Research</text:h><text:p text:style-name="rststyle-lineblock1">Survey, evaluation, adaptation, and integration for DevOps efficiency</text:p><text:list text:style-name="rststyle-bulletlist"><text:list-item><text:p text:style-name="rststyle-bulletitem">Configuration Management</text:p></text:list-item><text:list-item><text:p text:style-name="rststyle-bulletitem">Performance Monitoring</text:p></text:list-item><text:list-item><text:p text:style-name="rststyle-bulletitem">Cobbler, Vagrant, Puppet, SaltStack, Ansible, Nagios</text:p></text:list-item><text:list-item><text:p text:style-name="rststyle-bulletitem">DHCP, DNS, Apache, TLS</text:p></text:list-item><text:list-item><text:p text:style-name="rststyle-bulletitem"><text:a xlink:href="https://github.com/westurner/provis" xlink:type="simple">https://github.com/westurner/provis</text:a> (2014) -- Packer, Vagrant, Salt, <text:span text:style-name="rststyle-emphasis">Make</text:span></text:p></text:list-item></text:list></text:section><text:section text:name="Section26" text:style-name="Sect3"><text:h text:outline-level="3" text:style-name="rststyle-heading3"><text:reference-mark text:name="flowstat"/>2011: Flowstat</text:h><text:p text:style-name="rststyle-lineblock1">Pyramid polyglot sandbox</text:p><text:p text:style-name="rststyle-lineblock1">Src: <text:a xlink:href="https://bitbucket.org/westurner/flowstat" xlink:type="simple">https://bitbucket.org/westurner/flowstat</text:a></text:p><text:list text:style-name="rststyle-bulletlist"><text:list-item><text:p text:style-name="rststyle-bulletitem">Agglomeration of utilities: prime numbers, spectrum bands</text:p></text:list-item><text:list-item><text:p text:style-name="rststyle-bulletitem">RDF integration: RDFLib, surf, virtuoso, deniz, SPARQL</text:p></text:list-item><text:list-item><text:p text:style-name="rststyle-bulletitem">Pyramid + SQLAlchemy REST API</text:p></text:list-item></text:list></text:section><text:section text:name="Section27" text:style-name="Sect3"><text:h text:outline-level="3" text:style-name="rststyle-heading3"><text:reference-mark text:name="self-directed-learning"/>2012: Self Directed Learning</text:h><text:p text:style-name="rststyle-lineblock1">Web: <text:a xlink:href="https://westurner.org/self-directed-learning/" xlink:type="simple">https://westurner.org/self-directed-learning/</text:a></text:p><text:p text:style-name="rststyle-lineblock1">Src: <text:a xlink:href="https://github.com/westurner/self-directed-learning" xlink:type="simple">https://github.com/westurner/self-directed-learning</text:a></text:p><text:list text:style-name="rststyle-bulletlist"><text:list-item><text:p text:style-name="rststyle-bulletitem">Autodidactism</text:p></text:list-item><text:list-item><text:p text:style-name="rststyle-bulletitem">Open Tools, Data, and Analysis for STEM Learning ("STEM Labs")</text:p></text:list-item><text:list-item><text:p text:style-name="rststyle-bulletitem">Science, Technology, Engineering, and Mathematics</text:p></text:list-item></text:list></text:section><text:section text:name="Section28" text:style-name="Sect3"><text:h text:outline-level="3" text:style-name="rststyle-heading3"><text:reference-mark text:name="pycd10api"/>2012: Pycd10api</text:h><text:p text:style-name="rststyle-lineblock1">REST API wrapper for ICD 10 CM and PCS XML files</text:p><text:p text:style-name="rststyle-lineblock1">Web: <text:a xlink:href="https://github.com/westurner/pycd10api" xlink:type="simple">https://github.com/westurner/pycd10api</text:a></text:p><text:list text:style-name="rststyle-bulletlist"><text:list-item><text:p text:style-name="rststyle-bulletitem">Python, Pyramid, Cornice, lxml, XPath</text:p></text:list-item></text:list></text:section><text:section text:name="Section29" text:style-name="Sect3"><text:h text:outline-level="3" text:style-name="rststyle-heading3"><text:reference-mark text:name="redem"/>2013: Redem</text:h><text:p text:style-name="rststyle-lineblock1">Personal reddit data liberation backup utility</text:p><text:p text:style-name="rststyle-lineblock1">Src: <text:a xlink:href="https://github.com/westurner/redem" xlink:type="simple">https://github.com/westurner/redem</text:a></text:p><text:list text:style-name="rststyle-bulletlist"><text:list-item><text:p text:style-name="rststyle-bulletitem">Reddit reader: comments, submissions, links</text:p></text:list-item><text:list-item><text:p text:style-name="rststyle-bulletitem">Fetch last 1000 comments from Reddit</text:p></text:list-item><text:list-item><text:p text:style-name="rststyle-bulletitem">Aggregate into static sortable and filterable HTML tables</text:p></text:list-item><text:list-item><text:p text:style-name="rststyle-bulletitem">Python, PRAW, Requests, Jinja2, Bootstrap 2, DataTables</text:p></text:list-item></text:list><text:p text:style-name="rststyle-lineblock1"><text:a xlink:href="https://westurner.org/redditlog/" xlink:type="simple">https://westurner.org/redditlog/</text:a></text:p></text:section><text:section text:name="Section30" text:style-name="Sect3"><text:h text:outline-level="3" text:style-name="rststyle-heading3"><text:reference-mark text:name="health-marketplace"/>2014: Health-marketplace</text:h><text:p text:style-name="rststyle-lineblock1">Health marketplace web application</text:p><text:p text:style-name="rststyle-lineblock1">Src: <text:a xlink:href="https://github.com/westurner/health-marketplace" xlink:type="simple">https://github.com/westurner/health-marketplace</text:a></text:p><text:list text:style-name="rststyle-bulletlist"><text:list-item><text:p text:style-name="rststyle-bulletitem">Python, Django, Django-nonrel, Google AppEngine</text:p></text:list-item></text:list></text:section><text:section text:name="Section31" text:style-name="Sect3"><text:h text:outline-level="3" text:style-name="rststyle-heading3"><text:reference-mark text:name="menuapp"/>2014: Menuapp</text:h><text:p text:style-name="rststyle-lineblock1">Restaurant menu web application with <text:a xlink:href="http://schema.org/docs/full.html" xlink:type="simple">schema.org</text:a> types</text:p><text:list text:style-name="rststyle-bulletlist"><text:list-item><text:p text:style-name="rststyle-bulletitem"><text:reference-mark text:name="schema-org"/>Developed for a cupcake bakery FoodEstablishment</text:p></text:list-item><text:list-item><text:p text:style-name="rststyle-bulletitem">Python, Django, Django-nonrel, Google AppEngine</text:p></text:list-item><text:list-item><text:p text:style-name="rststyle-bulletitem">REST API: Django TastyPie</text:p></text:list-item></text:list></text:section><text:section text:name="Section32" text:style-name="Sect3"><text:h text:outline-level="3" text:style-name="rststyle-heading3"><text:reference-mark text:name="healthref"/>2014: Healthref</text:h><text:p text:style-name="rststyle-lineblock1">Health reference demo application</text:p><text:p text:style-name="rststyle-lineblock1">Src: <text:a xlink:href="https://github.com/westurner/healthref" xlink:type="simple">https://github.com/westurner/healthref</text:a></text:p><text:list text:style-name="rststyle-bulletlist"><text:list-item><text:p text:style-name="rststyle-bulletitem">Generates good HTML from an RDF Graph in Turtle Syntax</text:p></text:list-item><text:list-item><text:p text:style-name="rststyle-bulletitem">Python, RDFLib, Jinja2, Pygments, n3pygments</text:p></text:list-item></text:list></text:section><text:section text:name="Section33" text:style-name="Sect3"><text:h text:outline-level="3" text:style-name="rststyle-heading3"><text:reference-mark text:name="sphinxcontrib-srclinks"/>2014: sphinxcontrib-srclinks</text:h><text:p text:style-name="rststyle-lineblock1">Src: <text:a xlink:href="https://github.com/westurner/sphinxcontrib-srclinks" xlink:type="simple">https://github.com/westurner/sphinxcontrib-srclinks</text:a></text:p></text:section><text:section text:name="Section34" text:style-name="Sect3"><text:h text:outline-level="3" text:style-name="rststyle-heading3"><text:reference-mark text:name="wrd-r-d-documentation"/>2014: WRD R&amp;D Documentation</text:h><text:p text:style-name="rststyle-lineblock1">Web: <text:a xlink:href="https://wrdrd.com/docs/" xlink:type="simple">https://wrdrd.com/docs/</text:a></text:p><text:p text:style-name="rststyle-lineblock1">Src: <text:a xlink:href="https://github.com/wrdrd/docs" xlink:type="simple">https://github.com/wrdrd/docs</text:a></text:p><text:p text:style-name="rststyle-textbody">An outline of notes and points
written in ReStructuredText.</text:p><text:list text:style-name="rststyle-bulletlist"><text:list-item><text:p text:style-name="rststyle-bulletitem">Tools Docs:
<text:a xlink:href="https://wrdrd.com/docs/tools/" xlink:type="simple">https://wrdrd.com/docs/tools/</text:a></text:p></text:list-item></text:list></text:section><text:section text:name="Section35" text:style-name="Sect3"><text:h text:outline-level="3" text:style-name="rststyle-heading3"><text:reference-mark text:name="pgs"/>2015: Pgs</text:h><text:p text:style-name="rststyle-lineblock1">Src: <text:a xlink:href="https://github.com/westurner/pgs" xlink:type="simple">https://github.com/westurner/pgs</text:a></text:p><text:p text:style-name="rststyle-textbody">A bottle webapp for serving static files from a git branch, or from the local filesystem.</text:p></text:section><text:section text:name="Section36" text:style-name="Sect3"><text:h text:outline-level="3" text:style-name="rststyle-heading3"><text:reference-mark text:name="elasticsearchjsonld"/>2015: elasticsearchjsonld</text:h><text:p text:style-name="rststyle-lineblock1">Src: <text:a xlink:href="https://github.com/westurner/elasticsearchjsonld" xlink:type="simple">https://github.com/westurner/elasticsearchjsonld</text:a></text:p><text:p text:style-name="rststyle-textbody">Generate JSON-LD @contexts from ElasticSearch JSON Mappings
with Python and JSON-LD.</text:p></text:section><text:section text:name="Section37" text:style-name="Sect3"><text:h text:outline-level="3" text:style-name="rststyle-heading3"><text:reference-mark text:name="pypfi"/>2015: pypfi</text:h><text:p text:style-name="rststyle-lineblock1">Src: <text:a xlink:href="https://github.com/westurner/pypfi" xlink:type="simple">https://github.com/westurner/pypfi</text:a></text:p><text:p text:style-name="rststyle-textbody">Parse a transaction CSV with Python</text:p><text:p text:style-name="rststyle-textbody">And then ofxparse:</text:p><text:list text:style-name="rststyle-bulletlist"><text:list-item><text:p text:style-name="rststyle-bulletitem"><text:a xlink:href="https://pypi.python.org/pypi/ofxparse" xlink:type="simple">https://pypi.python.org/pypi/ofxparse</text:a></text:p></text:list-item><text:list-item><text:p text:style-name="rststyle-bulletitem"><text:a xlink:href="https://github.com/conda/conda-recipes/blob/762c8e5/ofxparse/meta.yaml" xlink:type="simple">https://github.com/conda/conda-recipes/blob/762c8e5/ofxparse/meta.yaml</text:a></text:p></text:list-item><text:list-item><text:p text:style-name="rststyle-bulletitem"><text:a xlink:href="https://github.com/conda/conda-recipes/blob/master/python/ofxparse/meta.yaml" xlink:type="simple">https://github.com/conda/conda-recipes/blob/master/python/ofxparse/meta.yaml</text:a></text:p></text:list-item></text:list></text:section><text:section text:name="Section38" text:style-name="Sect3"><text:h text:outline-level="3" text:style-name="rststyle-heading3"><text:reference-mark text:name="pyglobalgoals"/>2015: pyglobalgoals</text:h><text:p text:style-name="rststyle-lineblock1">Src: <text:a xlink:href="https://github.com/westurner/pyglobalgoals" xlink:type="simple">https://github.com/westurner/pyglobalgoals</text:a></text:p><text:p text:style-name="rststyle-textbody"><text:a xlink:href="https://github.com/westurner/pyglobalgoals/blob/master/notebooks/globalgoals-pyglobalgoals.py.ipynb" xlink:type="simple">https://github.com/westurner/pyglobalgoals/blob/master/notebooks/globalgoals-pyglobalgoals.py.ipynb</text:a>
* <text:a xlink:href="https://github.com/westurner/pyglobalgoals/blob/master/notebooks/data/globalgoals.jsonld" xlink:type="simple">https://github.com/westurner/pyglobalgoals/blob/master/notebooks/data/globalgoals.jsonld</text:a></text:p></text:section><text:section text:name="Section39" text:style-name="Sect3"><text:h text:outline-level="3" text:style-name="rststyle-heading3"><text:reference-mark text:name="venv"/>venv</text:h><text:p text:style-name="rststyle-lineblock1">Docs: <text:a xlink:href="https://westurner.org/dotfiles/venv" xlink:type="simple">https://westurner.org/dotfiles/venv</text:a></text:p><text:section text:name="Section40" text:style-name="Sect4"><text:h text:outline-level="4" text:style-name="rststyle-heading4"><text:reference-mark text:name="venv-vim"/>venv.vim</text:h><text:p text:style-name="rststyle-lineblock1">Src: <text:a xlink:href="https://github.com/westurner/venv.vim" xlink:type="simple">https://github.com/westurner/venv.vim</text:a></text:p><text:p text:style-name="rststyle-lineblock1">Docs: <text:a xlink:href="https://westurner.org/dotfiles/venv#cdalias" xlink:type="simple">https://westurner.org/dotfiles/venv#cdalias</text:a></text:p><text:p text:style-name="rststyle-textbody">(<text:span text:style-name="rststyle-inlineliteral">:Cdhere</text:span>, <text:span text:style-name="rststyle-inlineliteral">:Cdworkonhome</text:span>, <text:span text:style-name="rststyle-inlineliteral">:Cdwh</text:span>, <text:span text:style-name="rststyle-inlineliteral">:Cdhelp</text:span>, (<text:span text:style-name="rststyle-inlineliteral">$ cdhelp</text:span>))</text:p></text:section></text:section><text:section text:name="Section41" text:style-name="Sect3"><text:h text:outline-level="3" text:style-name="rststyle-heading3"><text:reference-mark text:name="hello-world"/>hello_world</text:h><text:p text:style-name="rststyle-lineblock1"><text:a xlink:href="https://github.com/westurner/hello_world" xlink:type="simple">https://github.com/westurner/hello_world</text:a></text:p><text:p text:style-name="rststyle-textbody">Language basics / code samples in C++, CoffeeScript, Cython,
Go, Java, Javascript, Python, and Ruby</text:p></text:section><text:section text:name="Section42" text:style-name="Sect3"><text:h text:outline-level="3" text:style-name="rststyle-heading3"><text:reference-mark text:name="dotfiles"/>Dotfiles</text:h><text:p text:style-name="rststyle-lineblock1"><text:a xlink:href="https://westurner.org/dotfiles/" xlink:type="simple">https://westurner.org/dotfiles/</text:a></text:p><text:p text:style-name="rststyle-lineblock1"><text:a xlink:href="https://github.com/westurner/dotfiles" xlink:type="simple">https://github.com/westurner/dotfiles</text:a></text:p><text:p text:style-name="rststyle-lineblock1"><text:a xlink:href="https://github.com/westurner/dotvim" xlink:type="simple">https://github.com/westurner/dotvim</text:a></text:p><text:list text:style-name="rststyle-bulletlist"><text:list-item><text:p text:style-name="rststyle-bulletitem">Python package with documentation</text:p></text:list-item><text:list-item><text:p text:style-name="rststyle-bulletitem">Configuration set for Bash, ZSH, Python, IPython, I3WM</text:p></text:list-item><text:list-item><text:p text:style-name="rststyle-bulletitem">Configuration set for Vim</text:p></text:list-item></text:list></text:section><text:section text:name="Section43" text:style-name="Sect3"><text:h text:outline-level="3" text:style-name="rststyle-heading3"><text:reference-mark text:name="open-source-contributions"/>Open Source Contributions</text:h><text:p text:style-name="rststyle-textbody">Primarily small contributions here and there to show my appreciation.</text:p><text:p text:style-name="rststyle-textbody">See:</text:p><text:list text:style-name="rststyle-bulletlist"><text:list-item><text:p text:style-name="rststyle-bulletitem"><text:a xlink:href="https://westurner.org/wiki/contributions" xlink:type="simple">https://westurner.org/wiki/contributions</text:a></text:p></text:list-item><text:list-item><text:p text:style-name="rststyle-bulletitem"><text:a xlink:href="https://westurner.org/wiki/github" xlink:type="simple">https://westurner.org/wiki/github</text:a></text:p><text:list text:style-name="rststyle-bulletlist"><text:list-item><text:p text:style-name="rststyle-bulletitem"><text:a xlink:href="https://githubcontributions.io/user/westurner" xlink:type="simple">https://githubcontributions.io/user/westurner</text:a></text:p><text:list text:style-name="rststyle-bulletlist"><text:list-item><text:p text:style-name="rststyle-bulletitem">2016-03-08: "westurner made 6411 contributions to 345 repositories"</text:p></text:list-item></text:list></text:list-item></text:list></text:list-item></text:list></text:section></text:section><text:section text:name="Section44" text:style-name="Sect2"><text:h text:outline-level="2" text:style-name="rststyle-heading2"><text:reference-mark text:name="contact-information"/>Contact Information</text:h><text:p text:style-name="rststyle-lineblock1">Homepage: <text:a xlink:href="https://westurner.org" xlink:type="simple">westurner.org</text:a></text:p><text:p text:style-name="rststyle-lineblock1">LinkedIn: <text:a xlink:href="http://www.linkedin.com/in/westurner" xlink:type="simple">linkedin.com/in/westurner</text:a></text:p><text:p text:style-name="rststyle-lineblock1">Twitter: <text:a xlink:href="https://twitter.com/westurner" xlink:type="simple">@westurner</text:a></text:p></text:section></text:section></office:text>
  </office:body>
</office:document-content>
</file>

<file path=styles.xml><?xml version="1.0" encoding="utf-8"?>
<ns0:document-styles xmlns:ns0="urn:oasis:names:tc:opendocument:xmlns:office:1.0" xmlns:ns1="urn:oasis:names:tc:opendocument:xmlns:style:1.0" xmlns:ns2="urn:oasis:names:tc:opendocument:xmlns:svg-compatible:1.0" xmlns:ns3="urn:oasis:names:tc:opendocument:xmlns:drawing:1.0" xmlns:ns4="urn:oasis:names:tc:opendocument:xmlns:xsl-fo-compatible:1.0" xmlns:ns5="urn:oasis:names:tc:opendocument:xmlns:table:1.0" xmlns:ns6="urn:oasis:names:tc:opendocument:xmlns:text:1.0" ns0:version="1.2">
  <ns0:font-face-decls>
    <ns1:font-face ns1:font-charset="x-symbol" ns1:name="StarSymbol" ns2:font-family="StarSymbol"/>
    <ns1:font-face ns1:font-family-generic="modern" ns1:font-pitch="fixed" ns1:name="Nimbus Mono L" ns2:font-family="'Nimbus Mono L'"/>
    <ns1:font-face ns1:font-pitch="variable" ns1:name="DejaVu Sans" ns2:font-family="'DejaVu Sans'"/>
    <ns1:font-face ns1:font-family-generic="roman" ns1:font-pitch="variable" ns1:name="Nimbus Roman No9 L" ns2:font-family="'Nimbus Roman No9 L'"/>
    <ns1:font-face ns1:font-family-generic="swiss" ns1:font-pitch="variable" ns1:name="Nimbus Sans L" ns2:font-family="'Nimbus Sans L'"/>
  </ns0:font-face-decls>
  <ns0:styles>
    <ns1:default-style ns1:family="graphic">
      <ns1:graphic-properties ns3:end-line-spacing-horizontal="0.1114in" ns3:end-line-spacing-vertical="0.1114in" ns3:shadow-offset-x="0.1181in" ns3:shadow-offset-y="0.1181in" ns3:start-line-spacing-horizontal="0.1114in" ns3:start-line-spacing-vertical="0.1114in" ns1:flow-with-text="false" ns4:wrap-option="no-wrap"/>
      <ns1:paragraph-properties ns1:font-independent-line-spacing="false" ns1:line-break="strict" ns1:text-autospace="ideograph-alpha" ns1:writing-mode="lr-tb">
        <ns1:tab-stops/>
      </ns1:paragraph-properties>
      <ns1:text-properties ns1:country-asian="US" ns1:country-complex="US" ns1:font-size-asian="12pt" ns1:font-size-complex="12pt" ns1:language-asian="en" ns1:language-complex="en" ns1:use-window-font-color="true" ns4:country="US" ns4:font-size="12pt" ns4:language="en"/>
    </ns1:default-style>
    <ns1:default-style ns1:family="paragraph">
      <ns1:paragraph-properties ns1:line-break="strict" ns1:punctuation-wrap="hanging" ns1:tab-stop-distance="0.4925in" ns1:text-autospace="ideograph-alpha" ns1:writing-mode="lr-tb" ns4:hyphenation-ladder-count="no-limit"/>
      <ns1:text-properties ns1:country-asian="US" ns1:country-complex="US" ns1:font-name="Nimbus Roman No9 L" ns1:font-name-asian="DejaVu Sans" ns1:font-name-complex="DejaVu Sans" ns1:font-size-asian="12pt" ns1:font-size-complex="12pt" ns1:language-asian="en" ns1:language-complex="en" ns1:use-window-font-color="true" ns4:country="US" ns4:font-size="12pt" ns4:hyphenate="false" ns4:hyphenation-push-char-count="2" ns4:hyphenation-remain-char-count="2" ns4:language="en"/>
    </ns1:default-style>
    <ns1:default-style ns1:family="table">
      <ns1:table-properties ns5:border-model="collapsing"/>
    </ns1:default-style>
    <ns1:default-style ns1:family="table-row">
      <ns1:table-row-properties ns4:keep-together="auto"/>
    </ns1:default-style>
    <ns1:style ns1:class="text" ns1:family="paragraph" ns1:name="Standard"/>
    <ns1:style ns1:class="text" ns1:display-name="Text body" ns1:family="paragraph" ns1:name="Text_20_body" ns1:parent-style-name="Standard">
      <ns1:paragraph-properties ns4:margin-bottom="0.0835in" ns4:margin-top="0in"/>
    </ns1:style>
    <ns1:style ns1:class="text" ns1:display-name="Text body indent" ns1:family="paragraph" ns1:name="Text_20_body_20_indent" ns1:parent-style-name="Text_20_body">
      <ns1:paragraph-properties ns1:auto-text-indent="false" ns4:margin="100%" ns4:margin-bottom="0in" ns4:margin-left="0.1965in" ns4:margin-right="0in" ns4:margin-top="0in" ns4:text-indent="0in"/>
    </ns1:style>
    <ns1:style ns1:class="text" ns1:family="paragraph" ns1:name="Heading" ns1:next-style-name="Text_20_body" ns1:parent-style-name="Standard">
      <ns1:paragraph-properties ns4:keep-with-next="always" ns4:margin-bottom="0.0835in" ns4:margin-top="0.1665in"/>
      <ns1:text-properties ns1:font-name="Nimbus Sans L" ns1:font-name-asian="DejaVu Sans" ns1:font-name-complex="DejaVu Sans" ns1:font-size-asian="14pt" ns1:font-size-complex="14pt" ns4:font-size="14pt"/>
    </ns1:style>
    <ns1:style ns1:class="text" ns1:default-outline-level="1" ns1:display-name="Heading 1" ns1:family="paragraph" ns1:name="Heading_20_1" ns1:next-style-name="Text_20_body" ns1:parent-style-name="Heading">
      <ns1:text-properties ns1:font-size-asian="115%" ns1:font-size-complex="115%" ns1:font-weight-asian="bold" ns1:font-weight-complex="bold" ns4:font-size="115%" ns4:font-weight="bold"/>
    </ns1:style>
    <ns1:style ns1:class="text" ns1:default-outline-level="2" ns1:display-name="Heading 2" ns1:family="paragraph" ns1:name="Heading_20_2" ns1:next-style-name="Text_20_body" ns1:parent-style-name="Heading">
      <ns1:text-properties ns1:font-size-asian="14pt" ns1:font-size-complex="14pt" ns1:font-style-asian="italic" ns1:font-style-complex="italic" ns1:font-weight-asian="bold" ns1:font-weight-complex="bold" ns4:font-size="14pt" ns4:font-style="italic" ns4:font-weight="bold"/>
    </ns1:style>
    <ns1:style ns1:class="text" ns1:default-outline-level="3" ns1:display-name="Heading 3" ns1:family="paragraph" ns1:name="Heading_20_3" ns1:next-style-name="Text_20_body" ns1:parent-style-name="Heading">
      <ns1:text-properties ns1:font-size-asian="14pt" ns1:font-size-complex="14pt" ns1:font-weight-asian="bold" ns1:font-weight-complex="bold" ns4:font-size="14pt" ns4:font-weight="bold"/>
    </ns1:style>
    <ns1:style ns1:class="text" ns1:default-outline-level="4" ns1:display-name="Heading 4" ns1:family="paragraph" ns1:name="Heading_20_4" ns1:next-style-name="Text_20_body" ns1:parent-style-name="Heading">
      <ns1:text-properties ns1:font-size-asian="85%" ns1:font-size-complex="85%" ns1:font-style-asian="italic" ns1:font-style-complex="italic" ns1:font-weight-asian="bold" ns1:font-weight-complex="bold" ns4:font-size="85%" ns4:font-style="italic" ns4:font-weight="bold"/>
    </ns1:style>
    <ns1:style ns1:class="text" ns1:default-outline-level="5" ns1:display-name="Heading 5" ns1:family="paragraph" ns1:name="Heading_20_5" ns1:next-style-name="Text_20_body" ns1:parent-style-name="Heading">
      <ns1:text-properties ns1:font-size-asian="85%" ns1:font-size-complex="85%" ns1:font-weight-asian="bold" ns1:font-weight-complex="bold" ns4:font-size="85%" ns4:font-weight="bold"/>
    </ns1:style>
    <ns1:style ns1:class="text" ns1:default-outline-level="6" ns1:display-name="Heading 6" ns1:family="paragraph" ns1:name="Heading_20_6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class="list" ns1:family="paragraph" ns1:name="List" ns1:parent-style-name="Text_20_body"/>
    <ns1:style ns1:class="extra" ns1:family="paragraph" ns1:name="Header" ns1:parent-style-name="Standard">
      <ns1:paragraph-properties ns6:line-number="0" ns6:number-lines="false">
        <ns1:tab-stops>
          <ns1:tab-stop ns1:position="3.4626in" ns1:type="center"/>
          <ns1:tab-stop ns1:position="6.9252in" ns1:type="right"/>
        </ns1:tab-stops>
      </ns1:paragraph-properties>
    </ns1:style>
    <ns1:style ns1:class="extra" ns1:family="paragraph" ns1:name="Footer" ns1:parent-style-name="Standard">
      <ns1:paragraph-properties ns6:line-number="0" ns6:number-lines="false">
        <ns1:tab-stops>
          <ns1:tab-stop ns1:position="-5871.6862in" ns1:type="center"/>
          <ns1:tab-stop ns1:position="11741.7953in" ns1:type="right"/>
        </ns1:tab-stops>
      </ns1:paragraph-properties>
    </ns1:style>
    <ns1:style ns1:class="extra" ns1:display-name="Table Contents" ns1:family="paragraph" ns1:name="Table_20_Contents" ns1:parent-style-name="Standard">
      <ns1:paragraph-properties ns6:line-number="0" ns6:number-lines="false"/>
    </ns1:style>
    <ns1:style ns1:class="extra" ns1:display-name="Table Heading" ns1:family="paragraph" ns1:name="Table_20_Heading" ns1:parent-style-name="Table_20_Contents">
      <ns1:paragraph-properties ns1:justify-single-word="false" ns6:line-number="0" ns6:number-lines="false" ns4:text-align="center"/>
      <ns1:text-properties ns1:font-style-asian="italic" ns1:font-style-complex="italic" ns1:font-weight-asian="bold" ns1:font-weight-complex="bold" ns4:font-style="italic" ns4:font-weight="bold"/>
    </ns1:style>
    <ns1:style ns1:class="extra" ns1:family="paragraph" ns1:name="Caption" ns1:parent-style-name="Standard">
      <ns1:paragraph-properties ns6:line-number="0" ns6:number-lines="false" ns4:margin-bottom="0.0835in" ns4:margin-top="0.0835in"/>
      <ns1:text-properties ns1:font-size-asian="12pt" ns1:font-size-complex="12pt" ns1:font-style-asian="italic" ns1:font-style-complex="italic" ns4:font-size="12pt" ns4:font-style="italic"/>
    </ns1:style>
    <ns1:style ns1:class="extra" ns1:family="paragraph" ns1:name="Footnote" ns1:parent-style-name="Standard">
      <ns1:paragraph-properties ns1:auto-text-indent="false" ns6:line-number="0" ns6:number-lines="false" ns4:margin="100%" ns4:margin-bottom="0in" ns4:margin-left="0.1965in" ns4:margin-right="0in" ns4:margin-top="0in" ns4:text-indent="-0.1965in"/>
      <ns1:text-properties ns1:font-size-asian="10pt" ns1:font-size-complex="10pt" ns4:font-size="10pt"/>
    </ns1:style>
    <ns1:style ns1:class="index" ns1:family="paragraph" ns1:name="Index" ns1:parent-style-name="Standard">
      <ns1:paragraph-properties ns6:line-number="0" ns6:number-lines="false"/>
    </ns1:style>
    <ns1:style ns1:class="html" ns1:display-name="Preformatted Text" ns1:family="paragraph" ns1:name="Preformatted_20_Text" ns1:parent-style-name="Standard">
      <ns1:paragraph-properties ns4:margin-bottom="0in" ns4:margin-top="0in"/>
      <ns1:text-properties ns1:font-name="Nimbus Mono L" ns1:font-name-asian="Nimbus Mono L" ns1:font-name-complex="Nimbus Mono L" ns1:font-size-asian="10pt" ns1:font-size-complex="10pt" ns4:font-size="10pt"/>
    </ns1:style>
    <ns1:style ns1:class="html" ns1:display-name="Horizontal Line" ns1:family="paragraph" ns1:name="Horizontal_20_Line" ns1:next-style-name="Text_20_body" ns1:parent-style-name="Standard">
      <ns1:paragraph-properties ns1:border-line-width-bottom="0.0008in 0.0138in 0.0008in" ns1:join-border="false" ns6:line-number="0" ns6:number-lines="false" ns4:border-bottom="0.06pt double #808080" ns4:border-left="none" ns4:border-right="none" ns4:border-top="none" ns4:margin-bottom="0.1965in" ns4:margin-top="0in" ns4:padding="0in"/>
      <ns1:text-properties ns1:font-size-asian="6pt" ns1:font-size-complex="6pt" ns4:font-size="6pt"/>
    </ns1:style>
    <ns1:style ns1:family="paragraph" ns1:list-style-name="rststyle-enumlist" ns1:name="rststyle-enumitem" ns1:parent-style-name="Standard">
      <ns1:paragraph-properties ns4:background-color="transparent">
        <ns1:background-image/>
      </ns1:paragraph-properties>
    </ns1:style>
    <ns1:style ns1:family="paragraph" ns1:list-style-name="rststyle-bulletlist" ns1:name="rststyle-bulletitem" ns1:parent-style-name="Standard">
      <ns1:paragraph-properties ns4:background-color="transparent">
        <ns1:background-image/>
      </ns1:paragraph-properties>
    </ns1:style>
    <ns1:style ns1:family="paragraph" ns1:name="rststyle-blockindent">
      <ns1:paragraph-properties ns1:auto-text-indent="false" ns4:margin="100%" ns4:margin-bottom="0in" ns4:margin-left="0.3937in" ns4:margin-right="0in" ns4:margin-top="0in" ns4:text-indent="0in"/>
    </ns1:style>
    <ns1:style ns1:default-outline-level="1" ns1:family="paragraph" ns1:list-style-name="" ns1:name="rststyle-heading1" ns1:next-style-name="Text_20_body" ns1:parent-style-name="Heading_20_1">
      <ns1:paragraph-properties ns4:background-color="transparent">
        <ns1:background-image/>
      </ns1:paragraph-properties>
    </ns1:style>
    <ns1:style ns1:default-outline-level="2" ns1:family="paragraph" ns1:list-style-name="" ns1:name="rststyle-heading2" ns1:next-style-name="Text_20_body" ns1:parent-style-name="Heading_20_2"/>
    <ns1:style ns1:default-outline-level="3" ns1:family="paragraph" ns1:list-style-name="" ns1:name="rststyle-heading3" ns1:next-style-name="Text_20_body" ns1:parent-style-name="Heading_20_3"/>
    <ns1:style ns1:default-outline-level="4" ns1:family="paragraph" ns1:list-style-name="" ns1:name="rststyle-heading4" ns1:next-style-name="Text_20_body" ns1:parent-style-name="Heading_20_4"/>
    <ns1:style ns1:default-outline-level="5" ns1:family="paragraph" ns1:list-style-name="" ns1:name="rststyle-heading5" ns1:next-style-name="Text_20_body" ns1:parent-style-name="Heading_20_5"/>
    <ns1:style ns1:class="text" ns1:family="paragraph" ns1:name="rststyle-blockquote" ns1:parent-style-name="Text_20_body">
      <ns1:paragraph-properties ns1:auto-text-indent="false" ns1:justify-single-word="false" ns4:background-color="transparent" ns4:margin="100%" ns4:margin-bottom="0in" ns4:margin-left="0.4in" ns4:margin-right="0.8in" ns4:margin-top="0in" ns4:text-align="start" ns4:text-indent="0in">
        <ns1:background-image/>
      </ns1:paragraph-properties>
    </ns1:style>
    <ns1:style ns1:family="paragraph" ns1:name="rststyle-bodyindent" ns1:parent-style-name="Text_20_body_20_indent">
      <ns1:paragraph-properties ns1:auto-text-indent="false" ns4:margin="100%" ns4:margin-bottom="0in" ns4:margin-left="0.3937in" ns4:margin-right="0in" ns4:margin-top="0in" ns4:text-indent="0in"/>
    </ns1:style>
    <ns1:style ns1:family="paragraph" ns1:name="rststyle-horizontalline" ns1:parent-style-name="Horizontal_20_Line"/>
    <ns1:style ns1:family="paragraph" ns1:name="rststyle-textbody" ns1:parent-style-name="Text_20_body"/>
    <ns1:style ns1:family="paragraph" ns1:name="rststyle-centeredtextbody" ns1:parent-style-name="rststyle-textbody">
      <ns1:paragraph-properties ns1:justify-single-word="false" ns4:background-color="transparent" ns4:text-align="center">
        <ns1:background-image/>
      </ns1:paragraph-properties>
    </ns1:style>
    <ns1:style ns1:family="paragraph" ns1:name="rststyle-caption" ns1:parent-style-name="Caption">
      <ns1:paragraph-properties ns4:background-color="transparent">
        <ns1:background-image/>
      </ns1:paragraph-properties>
    </ns1:style>
    <ns1:style ns1:family="paragraph" ns1:name="rststyle-codeblock" ns1:parent-style-name="Preformatted_20_Text">
      <ns1:paragraph-properties ns1:auto-text-indent="false" ns1:shadow="none" ns4:background-color="#ccffff" ns4:border="0.06pt solid #000000" ns4:margin="100%" ns4:margin-bottom="0.0598in" ns4:margin-left="0.1965in" ns4:margin-right="0in" ns4:margin-top="0.0598in" ns4:padding="0.0201in" ns4:text-indent="0in">
        <ns1:background-image/>
      </ns1:paragraph-properties>
    </ns1:style>
    <ns1:style ns1:default-outline-level="1" ns1:family="paragraph" ns1:list-style-name="" ns1:name="rststyle-table-title" ns1:parent-style-name="Heading_20_3">
      <ns1:paragraph-properties ns1:justify-single-word="false" ns4:text-align="center"/>
    </ns1:style>
    <ns1:style ns1:family="paragraph" ns1:name="rststyle-footer" ns1:parent-style-name="Footer"/>
    <ns1:style ns1:family="paragraph" ns1:master-page-name="" ns1:name="rststyle-header" ns1:parent-style-name="Header">
      <ns1:paragraph-properties ns1:page-number="auto" ns4:background-color="transparent">
        <ns1:background-image/>
      </ns1:paragraph-properties>
    </ns1:style>
    <ns1:style ns1:family="paragraph" ns1:name="rststyle-footnote" ns1:parent-style-name="Footnote"/>
    <ns1:style ns1:family="paragraph" ns1:name="rststyle-attribution" ns1:parent-style-name="rststyle-blockquote">
      <ns1:paragraph-properties ns1:justify-single-word="false" ns4:background-color="transparent" ns4:text-align="end">
        <ns1:background-image/>
      </ns1:paragraph-properties>
      <ns1:text-properties ns4:font-style="italic" ns4:font-weight="bold"/>
    </ns1:style>
    <ns1:style ns1:family="paragraph" ns1:name="rststyle-epigraph" ns1:parent-style-name="rststyle-blockquote">
      <ns1:paragraph-properties ns1:justify-single-word="false" ns4:background-color="transparent" ns4:text-align="start">
        <ns1:background-image/>
      </ns1:paragraph-properties>
      <ns1:text-properties ns4:font-style="italic"/>
    </ns1:style>
    <ns1:style ns1:family="paragraph" ns1:name="rststyle-highlights" ns1:parent-style-name="rststyle-blockquote">
      <ns1:paragraph-properties ns4:background-color="transparent">
        <ns1:background-image/>
      </ns1:paragraph-properties>
    </ns1:style>
    <ns1:style ns1:family="paragraph" ns1:name="rststyle-blockquote-bullet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blockquote-enum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highlights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highlights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admon-warning-hdr" ns1:parent-style-name="rststyle-textbody">
      <ns1:paragraph-properties ns1:justify-single-word="false" ns4:text-align="center"/>
      <ns1:text-properties ns4:font-weight="bold"/>
    </ns1:style>
    <ns1:style ns1:family="paragraph" ns1:name="rststyle-admon-warning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attention-hdr" ns1:parent-style-name="rststyle-textbody">
      <ns1:paragraph-properties ns1:justify-single-word="false" ns4:text-align="center"/>
      <ns1:text-properties ns4:font-weight="bold"/>
    </ns1:style>
    <ns1:style ns1:family="paragraph" ns1:name="rststyle-admon-atten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caution-hdr" ns1:parent-style-name="rststyle-textbody">
      <ns1:paragraph-properties ns1:justify-single-word="false" ns4:text-align="center"/>
      <ns1:text-properties ns4:font-weight="bold"/>
    </ns1:style>
    <ns1:style ns1:family="paragraph" ns1:name="rststyle-admon-cau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danger-hdr" ns1:parent-style-name="rststyle-textbody">
      <ns1:paragraph-properties ns1:justify-single-word="false" ns4:text-align="center"/>
      <ns1:text-properties ns4:font-weight="bold"/>
    </ns1:style>
    <ns1:style ns1:family="paragraph" ns1:name="rststyle-admon-dange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error-hdr" ns1:parent-style-name="rststyle-textbody">
      <ns1:paragraph-properties ns1:justify-single-word="false" ns4:text-align="center"/>
      <ns1:text-properties ns4:font-weight="bold"/>
    </ns1:style>
    <ns1:style ns1:family="paragraph" ns1:name="rststyle-admon-erro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hint-hdr" ns1:parent-style-name="rststyle-textbody">
      <ns1:paragraph-properties ns1:justify-single-word="false" ns4:text-align="center"/>
      <ns1:text-properties ns4:font-weight="bold"/>
    </ns1:style>
    <ns1:style ns1:family="paragraph" ns1:name="rststyle-admon-hi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important-hdr" ns1:parent-style-name="rststyle-textbody">
      <ns1:paragraph-properties ns1:justify-single-word="false" ns4:text-align="center"/>
      <ns1:text-properties ns4:font-weight="bold"/>
    </ns1:style>
    <ns1:style ns1:family="paragraph" ns1:name="rststyle-admon-importa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note-hdr" ns1:parent-style-name="rststyle-textbody">
      <ns1:paragraph-properties ns1:justify-single-word="false" ns4:text-align="center"/>
      <ns1:text-properties ns4:font-weight="bold"/>
    </ns1:style>
    <ns1:style ns1:family="paragraph" ns1:name="rststyle-admon-note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tip-hdr" ns1:parent-style-name="rststyle-textbody">
      <ns1:paragraph-properties ns1:justify-single-word="false" ns4:text-align="center"/>
      <ns1:text-properties ns4:font-weight="bold"/>
    </ns1:style>
    <ns1:style ns1:family="paragraph" ns1:name="rststyle-admon-tip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generic-hdr" ns1:parent-style-name="rststyle-textbody">
      <ns1:paragraph-properties ns1:justify-single-word="false" ns4:text-align="center"/>
      <ns1:text-properties ns4:font-weight="bold"/>
    </ns1:style>
    <ns1:style ns1:family="paragraph" ns1:name="rststyle-admon-generic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default-outline-level="1" ns1:family="paragraph" ns1:list-style-name="" ns1:name="rststyle-rubric" ns1:parent-style-name="Heading_20_3">
      <ns1:paragraph-properties ns4:background-color="transparent">
        <ns1:background-image/>
      </ns1:paragraph-properties>
      <ns1:text-properties ns4:color="#ff3366"/>
    </ns1:style>
    <ns1:style ns1:default-outline-level="6" ns1:family="paragraph" ns1:list-style-name="" ns1:name="rststyle-heading6" ns1:next-style-name="Text_20_body" ns1:parent-style-name="Heading_20_6"/>
    <ns1:style ns1:default-outline-level="7" ns1:family="paragraph" ns1:list-style-name="" ns1:master-page-name="" ns1:name="rststyle-heading7" ns1:next-style-name="Text_20_body" ns1:parent-style-name="Heading_20_7">
      <ns1:paragraph-properties ns1:page-number="auto"/>
    </ns1:style>
    <ns1:style ns1:class="text" ns1:default-outline-level="7" ns1:display-name="Heading 7" ns1:family="paragraph" ns1:name="Heading_20_7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family="paragraph" ns1:name="rststyle-lineblock1" ns1:parent-style-name="rststyle-textbody">
      <ns1:paragraph-properties ns4:margin-bottom="0in" ns4:margin-top="0in"/>
    </ns1:style>
    <ns1:style ns1:family="paragraph" ns1:name="rststyle-lineblock2" ns1:parent-style-name="rststyle-textbody">
      <ns1:paragraph-properties ns1:auto-text-indent="false" ns4:margin="100%" ns4:margin-bottom="0in" ns4:margin-left="0.4in" ns4:margin-right="0in" ns4:margin-top="0in" ns4:text-indent="0in"/>
    </ns1:style>
    <ns1:style ns1:family="paragraph" ns1:name="rststyle-lineblock3" ns1:parent-style-name="rststyle-textbody">
      <ns1:paragraph-properties ns1:auto-text-indent="false" ns4:margin="100%" ns4:margin-bottom="0in" ns4:margin-left="0.8in" ns4:margin-right="0in" ns4:margin-top="0in" ns4:text-indent="0in"/>
    </ns1:style>
    <ns1:style ns1:family="paragraph" ns1:name="rststyle-lineblock4" ns1:parent-style-name="rststyle-textbody">
      <ns1:paragraph-properties ns1:auto-text-indent="false" ns4:margin="100%" ns4:margin-bottom="0in" ns4:margin-left="1.2in" ns4:margin-right="0in" ns4:margin-top="0in" ns4:text-indent="0in"/>
    </ns1:style>
    <ns1:style ns1:family="paragraph" ns1:name="rststyle-lineblock5" ns1:parent-style-name="rststyle-textbody">
      <ns1:paragraph-properties ns1:auto-text-indent="false" ns4:margin="100%" ns4:margin-bottom="0in" ns4:margin-left="1.6in" ns4:margin-right="0in" ns4:margin-top="0in" ns4:text-indent="0in"/>
    </ns1:style>
    <ns1:style ns1:family="paragraph" ns1:name="rststyle-lineblock6" ns1:parent-style-name="rststyle-textbody">
      <ns1:paragraph-properties ns1:auto-text-indent="false" ns4:margin="100%" ns4:margin-bottom="0in" ns4:margin-left="2in" ns4:margin-right="0in" ns4:margin-top="0in" ns4:text-indent="0in"/>
    </ns1:style>
    <ns1:style ns1:class="chapter" ns1:family="paragraph" ns1:name="Title" ns1:next-style-name="Subtitle" ns1:parent-style-name="Heading">
      <ns1:paragraph-properties ns1:justify-single-word="false" ns4:text-align="center"/>
      <ns1:text-properties ns1:font-size-asian="18pt" ns1:font-size-complex="18pt" ns1:font-weight-asian="bold" ns1:font-weight-complex="bold" ns4:font-size="18pt" ns4:font-weight="bold"/>
    </ns1:style>
    <ns1:style ns1:class="chapter" ns1:family="paragraph" ns1:name="Subtitle" ns1:next-style-name="Text_20_body" ns1:parent-style-name="Heading">
      <ns1:paragraph-properties ns1:justify-single-word="false" ns4:text-align="center"/>
      <ns1:text-properties ns1:font-size-asian="14pt" ns1:font-size-complex="14pt" ns1:font-style-asian="italic" ns1:font-style-complex="italic" ns4:font-size="14pt" ns4:font-style="italic"/>
    </ns1:style>
    <ns1:style ns1:family="paragraph" ns1:name="rststyle-title" ns1:parent-style-name="Title"/>
    <ns1:style ns1:family="paragraph" ns1:name="rststyle-subtitle" ns1:parent-style-name="Title">
      <ns1:text-properties ns4:font-size="14pt"/>
    </ns1:style>
    <ns1:style ns1:family="paragraph" ns1:name="rststyle-citation" ns1:parent-style-name="Footnote">
      <ns1:paragraph-properties ns1:auto-text-indent="false" ns4:margin="100%" ns4:margin-bottom="0in" ns4:margin-left="0.75in" ns4:margin-right="0in" ns4:margin-top="0in" ns4:text-indent="-0.75in">
        <ns1:tab-stops/>
      </ns1:paragraph-properties>
    </ns1:style>
    <ns1:style ns1:family="paragraph" ns1:name="rststyle-contents-1" ns1:parent-style-name="Contents_20_1"/>
    <ns1:style ns1:class="index" ns1:display-name="Contents 1" ns1:family="paragraph" ns1:name="Contents_20_1" ns1:parent-style-name="Index">
      <ns1:paragraph-properties ns1:auto-text-indent="false" ns4:margin="100%" ns4:margin-bottom="0in" ns4:margin-left="0in" ns4:margin-right="0in" ns4:margin-top="0in" ns4:text-indent="0in">
        <ns1:tab-stops>
          <ns1:tab-stop ns1:leader-style="dotted" ns1:leader-text="." ns1:position="6in" ns1:type="right"/>
        </ns1:tab-stops>
      </ns1:paragraph-properties>
    </ns1:style>
    <ns1:style ns1:family="paragraph" ns1:name="rststyle-contents-2" ns1:parent-style-name="Contents_20_2"/>
    <ns1:style ns1:class="index" ns1:display-name="Contents 2" ns1:family="paragraph" ns1:name="Contents_20_2" ns1:parent-style-name="Index">
      <ns1:paragraph-properties ns1:auto-text-indent="false" ns4:margin="100%" ns4:margin-bottom="0in" ns4:margin-left="0.1965in" ns4:margin-right="0in" ns4:margin-top="0in" ns4:text-indent="0in">
        <ns1:tab-stops>
          <ns1:tab-stop ns1:leader-style="dotted" ns1:leader-text="." ns1:position="5.8035in" ns1:type="right"/>
        </ns1:tab-stops>
      </ns1:paragraph-properties>
    </ns1:style>
    <ns1:style ns1:family="paragraph" ns1:name="rststyle-contents-3" ns1:parent-style-name="Contents_20_3"/>
    <ns1:style ns1:class="index" ns1:display-name="Contents 3" ns1:family="paragraph" ns1:name="Contents_20_3" ns1:parent-style-name="Index">
      <ns1:paragraph-properties ns1:auto-text-indent="false" ns4:margin="100%" ns4:margin-bottom="0in" ns4:margin-left="0.3929in" ns4:margin-right="0in" ns4:margin-top="0in" ns4:text-indent="0in">
        <ns1:tab-stops>
          <ns1:tab-stop ns1:leader-style="dotted" ns1:leader-text="." ns1:position="5.6071in" ns1:type="right"/>
        </ns1:tab-stops>
      </ns1:paragraph-properties>
    </ns1:style>
    <ns1:style ns1:family="paragraph" ns1:name="rststyle-contents-4" ns1:parent-style-name="Contents_20_4"/>
    <ns1:style ns1:class="index" ns1:display-name="Contents 4" ns1:family="paragraph" ns1:name="Contents_20_4" ns1:parent-style-name="Index">
      <ns1:paragraph-properties ns1:auto-text-indent="false" ns4:margin="100%" ns4:margin-bottom="0in" ns4:margin-left="0.5898in" ns4:margin-right="0in" ns4:margin-top="0in" ns4:text-indent="0in">
        <ns1:tab-stops>
          <ns1:tab-stop ns1:leader-style="dotted" ns1:leader-text="." ns1:position="5.4102in" ns1:type="right"/>
        </ns1:tab-stops>
      </ns1:paragraph-properties>
    </ns1:style>
    <ns1:style ns1:family="paragraph" ns1:name="rststyle-contents--5" ns1:parent-style-name="Contents_20_5"/>
    <ns1:style ns1:class="index" ns1:display-name="Contents 5" ns1:family="paragraph" ns1:name="Contents_20_5" ns1:parent-style-name="Index">
      <ns1:paragraph-properties ns1:auto-text-indent="false" ns4:margin="100%" ns4:margin-bottom="0in" ns4:margin-left="0.7862in" ns4:margin-right="0in" ns4:margin-top="0in" ns4:text-indent="0in">
        <ns1:tab-stops>
          <ns1:tab-stop ns1:leader-style="dotted" ns1:leader-text="." ns1:position="5.2138in" ns1:type="right"/>
        </ns1:tab-stops>
      </ns1:paragraph-properties>
    </ns1:style>
    <ns1:style ns1:family="paragraph" ns1:name="rststyle-contents-6" ns1:parent-style-name="Contents_20_6"/>
    <ns1:style ns1:class="index" ns1:display-name="Contents 6" ns1:family="paragraph" ns1:name="Contents_20_6" ns1:parent-style-name="Index">
      <ns1:paragraph-properties ns1:auto-text-indent="false" ns4:margin="100%" ns4:margin-bottom="0in" ns4:margin-left="0.9827in" ns4:margin-right="0in" ns4:margin-top="0in" ns4:text-indent="0in">
        <ns1:tab-stops>
          <ns1:tab-stop ns1:leader-style="dotted" ns1:leader-text="." ns1:position="5.0173in" ns1:type="right"/>
        </ns1:tab-stops>
      </ns1:paragraph-properties>
    </ns1:style>
    <ns1:style ns1:family="paragraph" ns1:name="rststyle-contents-7" ns1:parent-style-name="Contents_20_7"/>
    <ns1:style ns1:class="index" ns1:display-name="Contents 7" ns1:family="paragraph" ns1:name="Contents_20_7" ns1:parent-style-name="Index">
      <ns1:paragraph-properties ns1:auto-text-indent="false" ns4:margin="100%" ns4:margin-bottom="0in" ns4:margin-left="1.1791in" ns4:margin-right="0in" ns4:margin-top="0in" ns4:text-indent="0in">
        <ns1:tab-stops>
          <ns1:tab-stop ns1:leader-style="dotted" ns1:leader-text="." ns1:position="4.8209in" ns1:type="right"/>
        </ns1:tab-stops>
      </ns1:paragraph-properties>
    </ns1:style>
    <ns1:style ns1:family="paragraph" ns1:name="rststyle-contents-8" ns1:parent-style-name="Contents_20_8"/>
    <ns1:style ns1:class="index" ns1:display-name="Contents 8" ns1:family="paragraph" ns1:name="Contents_20_8" ns1:parent-style-name="Index">
      <ns1:paragraph-properties ns1:auto-text-indent="false" ns4:margin="100%" ns4:margin-bottom="0in" ns4:margin-left="1.3756in" ns4:margin-right="0in" ns4:margin-top="0in" ns4:text-indent="0in">
        <ns1:tab-stops>
          <ns1:tab-stop ns1:leader-style="dotted" ns1:leader-text="." ns1:position="4.6244in" ns1:type="right"/>
        </ns1:tab-stops>
      </ns1:paragraph-properties>
    </ns1:style>
    <ns1:style ns1:family="paragraph" ns1:name="rststyle-contents-9" ns1:parent-style-name="Contents_20_9"/>
    <ns1:style ns1:class="index" ns1:display-name="Contents 9" ns1:family="paragraph" ns1:name="Contents_20_9" ns1:parent-style-name="Index">
      <ns1:paragraph-properties ns1:auto-text-indent="false" ns4:margin="100%" ns4:margin-bottom="0in" ns4:margin-left="1.572in" ns4:margin-right="0in" ns4:margin-top="0in" ns4:text-indent="0in">
        <ns1:tab-stops>
          <ns1:tab-stop ns1:leader-style="dotted" ns1:leader-text="." ns1:position="4.428in" ns1:type="right"/>
        </ns1:tab-stops>
      </ns1:paragraph-properties>
    </ns1:style>
    <ns1:style ns1:family="paragraph" ns1:name="rststyle-contents-10" ns1:parent-style-name="Contents_20_10"/>
    <ns1:style ns1:class="index" ns1:display-name="Contents 10" ns1:family="paragraph" ns1:name="Contents_20_10" ns1:parent-style-name="Index">
      <ns1:paragraph-properties ns1:auto-text-indent="false" ns4:margin="100%" ns4:margin-bottom="0in" ns4:margin-left="1.7689in" ns4:margin-right="0in" ns4:margin-top="0in" ns4:text-indent="0in">
        <ns1:tab-stops>
          <ns1:tab-stop ns1:leader-style="dotted" ns1:leader-text="." ns1:position="4.2311in" ns1:type="right"/>
        </ns1:tab-stops>
      </ns1:paragraph-properties>
    </ns1:style>
    <ns1:style ns1:family="paragraph" ns1:name="rststyle-contents-heading" ns1:parent-style-name="Contents_20_Heading"/>
    <ns1:style ns1:class="index" ns1:display-name="Contents Heading" ns1:family="paragraph" ns1:name="Contents_20_Heading" ns1:parent-style-name="Heading">
      <ns1:paragraph-properties ns1:auto-text-indent="false" ns6:line-number="0" ns6:number-lines="false" ns4:margin="100%" ns4:margin-bottom="0in" ns4:margin-left="0in" ns4:margin-right="0in" ns4:margin-top="0in" ns4:text-indent="0in"/>
      <ns1:text-properties ns1:font-size-asian="16pt" ns1:font-size-complex="16pt" ns1:font-weight-asian="bold" ns1:font-weight-complex="bold" ns4:font-size="16pt" ns4:font-weight="bold"/>
    </ns1:style>
    <ns1:style ns1:family="paragraph" ns1:name="rststyle-legend" ns1:parent-style-name="Text_20_body"/>
    <ns1:style ns1:family="paragraph" ns1:name="rststyle-deflist-term-1" ns1:parent-style-name="Text_20_body">
      <ns1:text-properties ns4:font-weight="bold"/>
    </ns1:style>
    <ns1:style ns1:family="paragraph" ns1:name="rststyle-deflist-def-1" ns1:parent-style-name="Text_20_body">
      <ns1:paragraph-properties ns1:auto-text-indent="false" ns4:margin="100%" ns4:margin-bottom="0in" ns4:margin-left="0.25in" ns4:margin-right="0in" ns4:margin-top="0in" ns4:text-indent="0in"/>
    </ns1:style>
    <ns1:style ns1:family="paragraph" ns1:name="rststyle-deflist-term-2" ns1:parent-style-name="Text_20_body">
      <ns1:paragraph-properties ns1:auto-text-indent="false" ns4:margin="100%" ns4:margin-bottom="0in" ns4:margin-left="0.25in" ns4:margin-right="0in" ns4:margin-top="0in" ns4:text-indent="0in"/>
      <ns1:text-properties ns4:font-weight="bold"/>
    </ns1:style>
    <ns1:style ns1:family="paragraph" ns1:name="rststyle-deflist-def-2" ns1:parent-style-name="Text_20_body">
      <ns1:paragraph-properties ns1:auto-text-indent="false" ns4:margin="100%" ns4:margin-bottom="0in" ns4:margin-left="0.5in" ns4:margin-right="0in" ns4:margin-top="0in" ns4:text-indent="0in"/>
    </ns1:style>
    <ns1:style ns1:family="paragraph" ns1:name="rststyle-deflist-def-3" ns1:parent-style-name="Text_20_body">
      <ns1:paragraph-properties ns1:auto-text-indent="false" ns4:margin="100%" ns4:margin-bottom="0in" ns4:margin-left="0.75in" ns4:margin-right="0in" ns4:margin-top="0in" ns4:text-indent="0in"/>
    </ns1:style>
    <ns1:style ns1:family="paragraph" ns1:name="rststyle-deflist-term-3" ns1:parent-style-name="Text_20_body">
      <ns1:paragraph-properties ns1:auto-text-indent="false" ns4:margin="100%" ns4:margin-bottom="0in" ns4:margin-left="0.5in" ns4:margin-right="0in" ns4:margin-top="0in" ns4:text-indent="0in"/>
      <ns1:text-properties ns4:font-weight="bold"/>
    </ns1:style>
    <ns1:style ns1:family="paragraph" ns1:name="rststyle-deflist-term-4" ns1:parent-style-name="Text_20_body">
      <ns1:paragraph-properties ns1:auto-text-indent="false" ns4:margin="100%" ns4:margin-bottom="0in" ns4:margin-left="0.75in" ns4:margin-right="0in" ns4:margin-top="0in" ns4:text-indent="0in"/>
      <ns1:text-properties ns4:font-weight="bold"/>
    </ns1:style>
    <ns1:style ns1:family="paragraph" ns1:name="rststyle-deflist-term-5" ns1:parent-style-name="Text_20_body">
      <ns1:paragraph-properties ns1:auto-text-indent="false" ns4:margin="100%" ns4:margin-bottom="0in" ns4:margin-left="1in" ns4:margin-right="0in" ns4:margin-top="0in" ns4:text-indent="0in"/>
      <ns1:text-properties ns4:font-weight="bold"/>
    </ns1:style>
    <ns1:style ns1:family="paragraph" ns1:name="rststyle-deflist-def-4" ns1:parent-style-name="Text_20_body">
      <ns1:paragraph-properties ns1:auto-text-indent="false" ns4:margin="100%" ns4:margin-bottom="0in" ns4:margin-left="1in" ns4:margin-right="0in" ns4:margin-top="0in" ns4:text-indent="0in"/>
    </ns1:style>
    <ns1:style ns1:family="paragraph" ns1:name="rststyle-deflist-def-5" ns1:parent-style-name="Text_20_body">
      <ns1:paragraph-properties ns1:auto-text-indent="false" ns4:margin="100%" ns4:margin-bottom="0in" ns4:margin-left="1.25in" ns4:margin-right="0in" ns4:margin-top="0in" ns4:text-indent="0in"/>
    </ns1:style>
    <ns1:style ns1:family="paragraph" ns1:name="rststyle-codeblock-indented" ns1:parent-style-name="rststyle-codeblock">
      <ns1:paragraph-properties ns1:auto-text-indent="false" ns4:margin="100%" ns4:margin-bottom="0in" ns4:margin-left="0.8in" ns4:margin-right="0in" ns4:margin-top="0in" ns4:text-indent="0in"/>
    </ns1:style>
    <ns1:style ns1:display-name="Numbering Symbols" ns1:family="text" ns1:name="Numbering_20_Symbols"/>
    <ns1:style ns1:display-name="Bullet Symbols" ns1:family="text" ns1:name="Bullet_20_Symbols">
      <ns1:text-properties ns1:font-name="StarSymbol" ns1:font-name-asian="StarSymbol" ns1:font-name-complex="StarSymbol" ns1:font-size-asian="9pt" ns1:font-size-complex="9pt" ns4:font-size="9pt"/>
    </ns1:style>
    <ns1:style ns1:family="text" ns1:name="Emphasis">
      <ns1:text-properties ns1:font-style-asian="italic" ns1:font-style-complex="italic" ns4:font-style="italic"/>
    </ns1:style>
    <ns1:style ns1:family="text" ns1:name="Citation">
      <ns1:text-properties ns1:font-style-asian="italic" ns1:font-style-complex="italic" ns4:font-style="italic"/>
    </ns1:style>
    <ns1:style ns1:family="text" ns1:name="Example">
      <ns1:text-properties ns1:font-name="Nimbus Mono L" ns1:font-name-asian="Nimbus Mono L" ns1:font-name-complex="Nimbus Mono L"/>
    </ns1:style>
    <ns1:style ns1:family="text" ns1:name="Teletype">
      <ns1:text-properties ns1:font-name="Nimbus Mono L" ns1:font-name-asian="Nimbus Mono L" ns1:font-name-complex="Nimbus Mono L"/>
    </ns1:style>
    <ns1:style ns1:family="text" ns1:name="rststyle-emphasis" ns1:parent-style-name="Emphasis">
      <ns1:text-properties ns1:font-weight-asian="normal" ns1:font-weight-complex="normal"/>
    </ns1:style>
    <ns1:style ns1:family="text" ns1:name="rststyle-strong">
      <ns1:text-properties ns4:background-color="transparent" ns4:font-weight="bold"/>
    </ns1:style>
    <ns1:style ns1:family="text" ns1:name="rststyle-inlineliteral" ns1:parent-style-name="Example">
      <ns1:text-properties ns4:background-color="#e6e6ff"/>
    </ns1:style>
    <ns1:style ns1:family="text" ns1:name="rststyle-quotation" ns1:parent-style-name="Citation">
      <ns1:text-properties ns1:font-weight-asian="normal" ns1:font-weight-complex="normal"/>
    </ns1:style>
    <ns1:style ns1:family="text" ns1:name="rststyle-codeblock-keyword" ns1:parent-style-name="Teletype">
      <ns1:text-properties ns4:background-color="#ccffff" ns4:color="#800000"/>
    </ns1:style>
    <ns1:style ns1:family="text" ns1:name="rststyle-codeblock-string" ns1:parent-style-name="Teletype">
      <ns1:text-properties ns4:background-color="#ffffff"/>
    </ns1:style>
    <ns1:style ns1:family="text" ns1:name="rststyle-codeblock-number" ns1:parent-style-name="Teletype">
      <ns1:text-properties ns4:background-color="#ccffff" ns4:color="#000080"/>
    </ns1:style>
    <ns1:style ns1:family="text" ns1:name="rststyle-codeblock-comment" ns1:parent-style-name="Teletype">
      <ns1:text-properties ns4:background-color="#ffffff"/>
    </ns1:style>
    <ns1:style ns1:family="text" ns1:name="rststyle-codeblock-classname" ns1:parent-style-name="Teletype">
      <ns1:text-properties ns4:background-color="#ccffff" ns4:color="#808000"/>
    </ns1:style>
    <ns1:style ns1:family="text" ns1:name="rststyle-codeblock-functionname" ns1:parent-style-name="Teletype">
      <ns1:text-properties ns4:background-color="#ccffff" ns4:color="#808000"/>
    </ns1:style>
    <ns1:style ns1:family="text" ns1:name="rststyle-codeblock-operator" ns1:parent-style-name="Teletype">
      <ns1:text-properties ns4:background-color="#ccffff" ns4:color="#cccc00"/>
    </ns1:style>
    <ns1:style ns1:family="text" ns1:name="rststyle-codeblock-name" ns1:parent-style-name="Teletype">
      <ns1:text-properties ns4:background-color="#ccffff" ns4:color="#808000"/>
    </ns1:style>
    <ns1:style ns1:family="text" ns1:name="rststyle-subscript">
      <ns1:text-properties ns1:text-position="sub 58%"/>
    </ns1:style>
    <ns1:style ns1:family="text" ns1:name="rststyle-superscript">
      <ns1:text-properties ns1:text-position="super 58%"/>
    </ns1:style>
    <ns1:style ns1:family="graphic" ns1:name="Graphics">
      <ns1:graphic-properties ns1:horizontal-pos="center" ns1:horizontal-rel="paragraph" ns1:number-wrapped-paragraphs="no-limit" ns1:vertical-pos="top" ns1:vertical-rel="paragraph" ns1:wrap="dynamic" ns1:wrap-contour="false" ns2:x="0in" ns2:y="0in" ns6:anchor-type="paragraph"/>
    </ns1:style>
    <ns1:style ns1:family="graphic" ns1:name="rststyle-image" ns1:parent-style-name="Graphics"/>
    <ns1:style ns1:family="graphic" ns1:name="rststyle-figureframe" ns1:parent-style-name="Frame">
      <ns1:graphic-properties ns1:shadow="none"/>
    </ns1:style>
    <ns1:style ns1:family="graphic" ns1:name="Frame">
      <ns1:graphic-properties ns1:horizontal-pos="center" ns1:horizontal-rel="paragraph-content" ns1:number-wrapped-paragraphs="no-limit" ns1:vertical-pos="top" ns1:vertical-rel="paragraph-content" ns1:wrap="parallel" ns1:wrap-contour="false" ns2:x="0in" ns2:y="0in" ns6:anchor-type="paragraph" ns4:border="0.06pt solid #000000" ns4:margin-bottom="0.0791in" ns4:margin-left="0.0791in" ns4:margin-right="0.0791in" ns4:margin-top="0.0791in" ns4:padding="0.0591in"/>
    </ns1:style>
    <ns6:outline-style ns1:name="Outline">
      <ns6:outline-level-style ns1:num-format="" ns6:level="1">
        <ns1:list-level-properties ns6:list-level-position-and-space-mode="label-alignment">
          <ns1:list-level-label-alignment ns6:label-followed-by="listtab" ns6:list-tab-stop-position="0.3in" ns4:margin-left="0.3in" ns4:text-indent="-0.3in"/>
        </ns1:list-level-properties>
      </ns6:outline-level-style>
      <ns6:outline-level-style ns1:num-format="" ns6:level="2">
        <ns1:list-level-properties ns6:list-level-position-and-space-mode="label-alignment">
          <ns1:list-level-label-alignment ns6:label-followed-by="listtab" ns6:list-tab-stop-position="0.4in" ns4:margin-left="0.4in" ns4:text-indent="-0.4in"/>
        </ns1:list-level-properties>
      </ns6:outline-level-style>
      <ns6:outline-level-style ns1:num-format="" ns6:level="3">
        <ns1:list-level-properties ns6:list-level-position-and-space-mode="label-alignment">
          <ns1:list-level-label-alignment ns6:label-followed-by="listtab" ns6:list-tab-stop-position="0.5in" ns4:margin-left="0.5in" ns4:text-indent="-0.5in"/>
        </ns1:list-level-properties>
      </ns6:outline-level-style>
      <ns6:outline-level-style ns1:num-format="" ns6:level="4">
        <ns1:list-level-properties ns6:list-level-position-and-space-mode="label-alignment">
          <ns1:list-level-label-alignment ns6:label-followed-by="listtab" ns6:list-tab-stop-position="0.6in" ns4:margin-left="0.6in" ns4:text-indent="-0.6in"/>
        </ns1:list-level-properties>
      </ns6:outline-level-style>
      <ns6:outline-level-style ns1:num-format="" ns6:level="5">
        <ns1:list-level-properties ns6:list-level-position-and-space-mode="label-alignment">
          <ns1:list-level-label-alignment ns6:label-followed-by="listtab" ns6:list-tab-stop-position="0.7in" ns4:margin-left="0.7in" ns4:text-indent="-0.7in"/>
        </ns1:list-level-properties>
      </ns6:outline-level-style>
      <ns6:outline-level-style ns1:num-format="" ns6:level="6">
        <ns1:list-level-properties ns6:list-level-position-and-space-mode="label-alignment">
          <ns1:list-level-label-alignment ns6:label-followed-by="listtab" ns6:list-tab-stop-position="0.8in" ns4:margin-left="0.8in" ns4:text-indent="-0.8in"/>
        </ns1:list-level-properties>
      </ns6:outline-level-style>
      <ns6:outline-level-style ns1:num-format="" ns6:level="7">
        <ns1:list-level-properties ns6:list-level-position-and-space-mode="label-alignment">
          <ns1:list-level-label-alignment ns6:label-followed-by="listtab" ns6:list-tab-stop-position="0.9in" ns4:margin-left="0.9in" ns4:text-indent="-0.9in"/>
        </ns1:list-level-properties>
      </ns6:outline-level-style>
      <ns6:outline-level-style ns1:num-format="" ns6:level="8">
        <ns1:list-level-properties ns6:list-level-position-and-space-mode="label-alignment">
          <ns1:list-level-label-alignment ns6:label-followed-by="listtab" ns6:list-tab-stop-position="1in" ns4:margin-left="1in" ns4:text-indent="-1in"/>
        </ns1:list-level-properties>
      </ns6:outline-level-style>
      <ns6:outline-level-style ns1:num-format="" ns6:level="9">
        <ns1:list-level-properties ns6:list-level-position-and-space-mode="label-alignment">
          <ns1:list-level-label-alignment ns6:label-followed-by="listtab" ns6:list-tab-stop-position="1.1in" ns4:margin-left="1.1in" ns4:text-indent="-1.1in"/>
        </ns1:list-level-properties>
      </ns6:outline-level-style>
      <ns6:outline-level-style ns1:num-format="" ns6:level="10">
        <ns1:list-level-properties ns6:list-level-position-and-space-mode="label-alignment">
          <ns1:list-level-label-alignment ns6:label-followed-by="listtab" ns6:list-tab-stop-position="1.2in" ns4:margin-left="1.2in" ns4:text-indent="-1.2in"/>
        </ns1:list-level-properties>
      </ns6:outline-level-style>
    </ns6:outline-style>
    <ns6:list-style ns1:name="rststyle-enumlist">
      <ns6:list-level-style-number ns1:num-format="1" ns1:num-suffix="." ns6:level="1" ns6:style-name="Numbering_20_Symbols">
        <ns1:list-level-properties ns6:min-label-width="0.25in" ns6:space-before="0.25in"/>
      </ns6:list-level-style-number>
      <ns6:list-level-style-number ns1:num-format="1" ns1:num-suffix="." ns6:level="2" ns6:style-name="Numbering_20_Symbols">
        <ns1:list-level-properties ns6:min-label-width="0.25in" ns6:space-before="0.5in"/>
      </ns6:list-level-style-number>
      <ns6:list-level-style-number ns1:num-format="1" ns1:num-suffix="." ns6:level="3" ns6:style-name="Numbering_20_Symbols">
        <ns1:list-level-properties ns6:min-label-width="0.25in" ns6:space-before="0.75in"/>
      </ns6:list-level-style-number>
      <ns6:list-level-style-number ns1:num-format="1" ns1:num-suffix="." ns6:level="4" ns6:style-name="Numbering_20_Symbols">
        <ns1:list-level-properties ns6:min-label-width="0.25in" ns6:space-before="1in"/>
      </ns6:list-level-style-number>
      <ns6:list-level-style-number ns1:num-format="1" ns1:num-suffix="." ns6:level="5" ns6:style-name="Numbering_20_Symbols">
        <ns1:list-level-properties ns6:min-label-width="0.25in" ns6:space-before="1.25in"/>
      </ns6:list-level-style-number>
      <ns6:list-level-style-number ns1:num-format="1" ns1:num-suffix="." ns6:level="6" ns6:style-name="Numbering_20_Symbols">
        <ns1:list-level-properties ns6:min-label-width="0.25in" ns6:space-before="1.5in"/>
      </ns6:list-level-style-number>
      <ns6:list-level-style-number ns1:num-format="1" ns1:num-suffix="." ns6:level="7" ns6:style-name="Numbering_20_Symbols">
        <ns1:list-level-properties ns6:min-label-width="0.25in" ns6:space-before="1.75in"/>
      </ns6:list-level-style-number>
      <ns6:list-level-style-number ns1:num-format="1" ns1:num-suffix="." ns6:level="8" ns6:style-name="Numbering_20_Symbols">
        <ns1:list-level-properties ns6:min-label-width="0.25in" ns6:space-before="2in"/>
      </ns6:list-level-style-number>
      <ns6:list-level-style-number ns1:num-format="1" ns1:num-suffix="." ns6:level="9" ns6:style-name="Numbering_20_Symbols">
        <ns1:list-level-properties ns6:min-label-width="0.25in" ns6:space-before="2.25in"/>
      </ns6:list-level-style-number>
      <ns6:list-level-style-number ns1:num-format="1" ns1:num-suffix="." ns6:level="10" ns6:style-name="Numbering_20_Symbols">
        <ns1:list-level-properties ns6:min-label-width="0.25in" ns6:space-before="2.5in"/>
      </ns6:list-level-style-number>
    </ns6:list-style>
    <ns6:list-style ns1:name="rststyl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○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■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○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■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○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■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tocenumlist">
      <ns6:list-level-style-number ns1:num-format="1" ns1:num-prefix=" " ns1:num-suffix=" " ns6:level="1" ns6:style-name="Numbering_20_Symbols">
        <ns1:list-level-properties ns6:min-label-width="0.25in" ns6:space-before="0.25in"/>
      </ns6:list-level-style-number>
      <ns6:list-level-style-number ns1:num-format="1" ns1:num-prefix=" " ns1:num-suffix=" " ns6:display-levels="2" ns6:level="2" ns6:style-name="Numbering_20_Symbols">
        <ns1:list-level-properties ns6:min-label-width="0.25in" ns6:space-before="0.5in"/>
      </ns6:list-level-style-number>
      <ns6:list-level-style-number ns1:num-format="1" ns1:num-prefix=" " ns1:num-suffix=" " ns6:display-levels="3" ns6:level="3" ns6:style-name="Numbering_20_Symbols">
        <ns1:list-level-properties ns6:min-label-width="0.25in" ns6:space-before="0.75in"/>
      </ns6:list-level-style-number>
      <ns6:list-level-style-number ns1:num-format="1" ns1:num-prefix=" " ns1:num-suffix=" " ns6:display-levels="4" ns6:level="4" ns6:style-name="Numbering_20_Symbols">
        <ns1:list-level-properties ns6:min-label-width="0.25in" ns6:space-before="1in"/>
      </ns6:list-level-style-number>
      <ns6:list-level-style-number ns1:num-format="1" ns1:num-prefix=" " ns1:num-suffix=" " ns6:display-levels="5" ns6:level="5" ns6:style-name="Numbering_20_Symbols">
        <ns1:list-level-properties ns6:min-label-width="0.25in" ns6:space-before="1.25in"/>
      </ns6:list-level-style-number>
      <ns6:list-level-style-number ns1:num-format="1" ns1:num-prefix=" " ns1:num-suffix=" " ns6:display-levels="6" ns6:level="6" ns6:style-name="Numbering_20_Symbols">
        <ns1:list-level-properties ns6:min-label-width="0.25in" ns6:space-before="1.5in"/>
      </ns6:list-level-style-number>
      <ns6:list-level-style-number ns1:num-format="1" ns1:num-prefix=" " ns1:num-suffix=" " ns6:display-levels="7" ns6:level="7" ns6:style-name="Numbering_20_Symbols">
        <ns1:list-level-properties ns6:min-label-width="0.25in" ns6:space-before="1.75in"/>
      </ns6:list-level-style-number>
      <ns6:list-level-style-number ns1:num-format="1" ns1:num-prefix=" " ns1:num-suffix=" " ns6:display-levels="8" ns6:level="8" ns6:style-name="Numbering_20_Symbols">
        <ns1:list-level-properties ns6:min-label-width="0.25in" ns6:space-before="2in"/>
      </ns6:list-level-style-number>
      <ns6:list-level-style-number ns1:num-format="1" ns1:num-prefix=" " ns1:num-suffix=" " ns6:display-levels="9" ns6:level="9" ns6:style-name="Numbering_20_Symbols">
        <ns1:list-level-properties ns6:min-label-width="0.25in" ns6:space-before="2.25in"/>
      </ns6:list-level-style-number>
      <ns6:list-level-style-number ns1:num-format="1" ns1:num-prefix=" " ns1:num-suffix=" " ns6:display-levels="10" ns6:level="10" ns6:style-name="Numbering_20_Symbols">
        <ns1:list-level-properties ns6:min-label-width="0.25in" ns6:space-before="2.5in"/>
      </ns6:list-level-style-number>
    </ns6:list-style>
    <ns6:list-style ns1:name="rststyle-tocbulletlist">
      <ns6:list-level-style-bullet ns1:num-prefix=" "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1:num-prefix=" "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1:num-prefix=" "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1:num-prefix=" "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1:num-prefix=" "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1:num-prefix=" "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1:num-prefix=" "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1:num-prefix=" "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1:num-prefix=" "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1:num-prefix=" "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highlights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highlights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pigraph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epigraph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arabic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low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low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list-style ns1:name="rststyle-enumlist-upp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upp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notes-configuration ns1:num-format="1" ns6:footnotes-position="page" ns6:note-class="footnote" ns6:start-numbering-at="document" ns6:start-value="0"/>
    <ns6:notes-configuration ns1:num-format="i" ns6:note-class="endnote" ns6:start-value="0"/>
    <ns6:linenumbering-configuration ns1:num-format="1" ns6:increment="5" ns6:number-lines="false" ns6:number-position="left" ns6:offset="0.1965in"/>
  </ns0:styles>
  <ns0:automatic-styles>
    <ns1:style ns1:family="paragraph" ns1:name="MP1" ns1:parent-style-name="Footer">
      <ns1:paragraph-properties ns1:justify-single-word="false" ns4:text-align="end"/>
    </ns1:style>
    <ns1:style ns1:family="paragraph" ns1:name="MP2" ns1:parent-style-name="Header">
      <ns1:paragraph-properties ns1:justify-single-word="false" ns4:text-align="center"/>
    </ns1:style>
    <ns1:page-layout ns1:name="Mpm1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/>
    </ns1:page-layout>
    <ns1:page-layout ns1:name="Mpm2">
      <ns1:page-layout-properties ns1:footnote-max-height="0in" ns1:num-format="1" ns1:print-orientation="portrait" ns1:shadow="none" ns1:writing-mode="lr-tb" ns4:background-color="transparent" ns4:margin-bottom="0.5in" ns4:margin-left="1in" ns4:margin-right="1in" ns4:margin-top="0.5in" ns4:page-height="11in" ns4:page-width="8.5in">
        <ns1:background-image/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3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4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>
        <ns1:header-footer-properties ns4:margin-bottom="0.1965in" ns4:margin-left="0in" ns4:margin-right="0in" ns4:min-height="0in"/>
      </ns1:header-style>
      <ns1:footer-style/>
    </ns1:page-layout>
  </ns0:automatic-styles>
  <ns0:master-styles>
    <ns1:master-page ns1:name="Standard" ns1:page-layout-name="Mpm1"/>
    <ns1:master-page ns1:name="rststyle-pagedefault" ns1:page-layout-name="Mpm2">
      <ns1:footer>
        <ns6:p ns6:style-name="MP1"><ns6:page-number ns6:select-page="current">1</ns6:page-number>/<ns6:page-count>1</ns6:page-count></ns6:p>
      </ns1:footer>
    </ns1:master-page>
    <ns1:master-page ns1:name="rststyle-page-bottom" ns1:page-layout-name="Mpm3">
      <ns1:footer>
        <ns6:p ns6:style-name="Footer"/>
      </ns1:footer>
    </ns1:master-page>
    <ns1:master-page ns1:name="rststyle-page-top" ns1:page-layout-name="Mpm4">
      <ns1:header>
        <ns6:p ns6:style-name="MP2">Page <ns6:page-number ns6:select-page="current"/></ns6:p>
      </ns1:header>
    </ns1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wturner</meta:initial-creator>
    <meta:creation-date>2016-07-29T21:18:39</meta:creation-date>
    <dc:creator>wturner</dc:creator>
    <dc:date>2016-07-29T21:18:39</dc:date>
    <dc:language>en-US</dc:language>
    <meta:editing-cycles>1</meta:editing-cycles>
    <meta:editing-duration>PT00M01S</meta:editing-duration>
    <dc:title>[no title]</dc:title>
  </office:meta>
</office:document-meta>
</file>